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889cm" style:rel-column-width="7281*"/>
    </style:style>
    <style:style style:name="Tabla1.I" style:family="table-column">
      <style:table-column-properties style:column-width="1.891cm" style:rel-column-width="7287*"/>
    </style:style>
    <style:style style:name="Tabla1.A1" style:family="table-cell">
      <style:table-cell-properties fo:padding="0.097cm" fo:border-left="0.05pt solid #000000" fo:border-right="none" fo:border-top="0.05pt solid #000000" fo:border-bottom="0.05pt solid #000000"/>
    </style:style>
    <style:style style:name="Tabla1.I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I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Liberation Serif" fo:font-size="11pt" fo:font-style="italic" officeooo:rsid="0024e9dd" officeooo:paragraph-rsid="0024e9dd" style:font-size-asian="11pt" style:font-style-asian="italic" style:font-size-complex="11pt" style:font-style-complex="italic"/>
    </style:style>
    <style:style style:name="P2" style:family="paragraph" style:parent-style-name="Standard">
      <style:text-properties style:font-name="Liberation Serif" fo:font-size="11pt" fo:font-style="italic" officeooo:rsid="0024e9dd" officeooo:paragraph-rsid="0027c4b4" style:font-size-asian="11pt" style:font-style-asian="italic" style:font-size-complex="11pt" style:font-style-complex="italic"/>
    </style:style>
    <style:style style:name="P3" style:family="paragraph" style:parent-style-name="Standard">
      <style:text-properties style:font-name="Liberation Serif" fo:font-size="11pt" fo:font-style="italic" officeooo:rsid="001ed5ae" officeooo:paragraph-rsid="001ed5ae" style:font-size-asian="11pt" style:font-style-asian="italic" style:font-size-complex="11pt" style:font-style-complex="italic"/>
    </style:style>
    <style:style style:name="P4" style:family="paragraph" style:parent-style-name="Standard">
      <style:text-properties style:font-name="Liberation Serif" fo:font-size="11pt" fo:font-style="italic" officeooo:rsid="00212aa8" officeooo:paragraph-rsid="00212aa8" style:font-size-asian="11pt" style:font-style-asian="italic" style:font-size-complex="11pt" style:font-style-complex="italic"/>
    </style:style>
    <style:style style:name="P5" style:family="paragraph" style:parent-style-name="Standard">
      <style:text-properties style:font-name="Liberation Serif" fo:font-size="11pt" fo:font-style="italic" officeooo:rsid="0027f73d" officeooo:paragraph-rsid="0027f73d" style:font-size-asian="11pt" style:font-style-asian="italic" style:font-size-complex="11pt" style:font-style-complex="italic"/>
    </style:style>
    <style:style style:name="P6" style:family="paragraph" style:parent-style-name="Standard">
      <style:text-properties style:font-name="Liberation Serif" fo:font-size="11pt" fo:font-style="italic" officeooo:rsid="002a5037" officeooo:paragraph-rsid="002a5037" style:font-size-asian="11pt" style:font-style-asian="italic" style:font-size-complex="11pt" style:font-style-complex="italic"/>
    </style:style>
    <style:style style:name="P7" style:family="paragraph" style:parent-style-name="Standard">
      <style:text-properties style:font-name="Liberation Serif" fo:font-size="11pt" fo:font-style="italic" officeooo:rsid="002a5037" officeooo:paragraph-rsid="002b29c0" style:font-size-asian="11pt" style:font-style-asian="italic" style:font-size-complex="11pt" style:font-style-complex="italic"/>
    </style:style>
    <style:style style:name="P8" style:family="paragraph" style:parent-style-name="Standard">
      <style:text-properties style:font-name="Liberation Serif" fo:font-size="11pt" fo:font-style="italic" officeooo:rsid="002a5037" officeooo:paragraph-rsid="0032c352" style:font-size-asian="11pt" style:font-style-asian="italic" style:font-size-complex="11pt" style:font-style-complex="italic"/>
    </style:style>
    <style:style style:name="P9" style:family="paragraph" style:parent-style-name="Standard">
      <style:text-properties style:font-name="Liberation Serif" fo:font-size="11pt" fo:font-style="italic" officeooo:rsid="0032c352" officeooo:paragraph-rsid="0032c352" style:font-size-asian="11pt" style:font-style-asian="italic" style:font-size-complex="11pt" style:font-style-complex="italic"/>
    </style:style>
    <style:style style:name="P10" style:family="paragraph" style:parent-style-name="Standard">
      <style:text-properties style:font-name="Liberation Serif" fo:font-size="11pt" fo:font-style="italic" officeooo:rsid="0033f3b6" officeooo:paragraph-rsid="0033f3b6" style:font-size-asian="11pt" style:font-style-asian="italic" style:font-size-complex="11pt" style:font-style-complex="italic"/>
    </style:style>
    <style:style style:name="P11" style:family="paragraph" style:parent-style-name="Standard">
      <style:text-properties style:font-name="Liberation Serif" fo:font-size="11pt" fo:font-style="italic" officeooo:rsid="002892a5" officeooo:paragraph-rsid="002892a5" style:font-size-asian="11pt" style:font-style-asian="italic" style:font-size-complex="11pt" style:font-style-complex="italic"/>
    </style:style>
    <style:style style:name="P12" style:family="paragraph" style:parent-style-name="Standard">
      <style:text-properties style:font-name="Liberation Serif" fo:font-size="11pt" fo:font-style="italic" fo:font-weight="normal" officeooo:rsid="002a5037" officeooo:paragraph-rsid="0032c352" style:font-size-asian="11pt" style:font-style-asian="italic" style:font-weight-asian="normal" style:font-size-complex="11pt" style:font-style-complex="italic" style:font-weight-complex="normal"/>
    </style:style>
    <style:style style:name="P13" style:family="paragraph" style:parent-style-name="Standard">
      <style:text-properties style:font-name="Liberation Serif" fo:font-size="11pt" fo:font-style="italic" fo:font-weight="normal" officeooo:rsid="002a5037" officeooo:paragraph-rsid="002892a5" style:font-size-asian="11pt" style:font-style-asian="italic" style:font-weight-asian="normal" style:font-size-complex="11pt" style:font-style-complex="italic" style:font-weight-complex="normal"/>
    </style:style>
    <style:style style:name="P14" style:family="paragraph" style:parent-style-name="Standard">
      <style:text-properties style:font-name="Liberation Serif" fo:font-size="11pt" fo:font-style="italic" fo:font-weight="normal" officeooo:rsid="002a5037" officeooo:paragraph-rsid="002a5037" style:font-size-asian="11pt" style:font-style-asian="italic" style:font-weight-asian="normal" style:font-size-complex="11pt" style:font-style-complex="italic" style:font-weight-complex="normal"/>
    </style:style>
    <style:style style:name="P15" style:family="paragraph" style:parent-style-name="Standard">
      <style:text-properties style:font-name="Liberation Serif" fo:font-size="11pt" fo:font-style="italic" fo:font-weight="normal" officeooo:rsid="0032c352" officeooo:paragraph-rsid="0032c352" style:font-size-asian="11pt" style:font-style-asian="italic" style:font-weight-asian="normal" style:font-size-complex="11pt" style:font-style-complex="italic" style:font-weight-complex="normal"/>
    </style:style>
    <style:style style:name="P16" style:family="paragraph" style:parent-style-name="Standard">
      <style:text-properties style:font-name="Liberation Serif" fo:font-size="11pt" fo:font-style="italic" fo:font-weight="normal" officeooo:rsid="0033f3b6" officeooo:paragraph-rsid="0033f3b6" style:font-size-asian="11pt" style:font-style-asian="italic" style:font-weight-asian="normal" style:font-size-complex="11pt" style:font-style-complex="italic" style:font-weight-complex="normal"/>
    </style:style>
    <style:style style:name="P17" style:family="paragraph" style:parent-style-name="Standard">
      <style:text-properties style:font-name="Liberation Serif" fo:font-size="11pt" fo:font-style="italic" fo:font-weight="normal" officeooo:rsid="002b29c0" officeooo:paragraph-rsid="002b29c0" style:font-size-asian="11pt" style:font-style-asian="italic" style:font-weight-asian="normal" style:font-size-complex="11pt" style:font-style-complex="italic" style:font-weight-complex="normal"/>
    </style:style>
    <style:style style:name="P18" style:family="paragraph" style:parent-style-name="Standard">
      <style:text-properties style:font-name="Liberation Serif" fo:font-size="11pt" fo:font-style="italic" fo:font-weight="normal" officeooo:rsid="002be943" officeooo:paragraph-rsid="002be943" style:font-size-asian="11pt" style:font-style-asian="italic" style:font-weight-asian="normal" style:font-size-complex="11pt" style:font-style-complex="italic" style:font-weight-complex="normal"/>
    </style:style>
    <style:style style:name="P19" style:family="paragraph" style:parent-style-name="Standard">
      <style:text-properties style:font-name="Liberation Serif" fo:font-size="11pt" fo:font-style="italic" fo:font-weight="bold" officeooo:rsid="002be943" officeooo:paragraph-rsid="002be943" style:font-size-asian="11pt" style:font-style-asian="italic" style:font-weight-asian="bold" style:font-size-complex="11pt" style:font-style-complex="italic" style:font-weight-complex="bold"/>
    </style:style>
    <style:style style:name="P20" style:family="paragraph" style:parent-style-name="Standard">
      <style:text-properties style:font-name="Liberation Serif" fo:font-size="11pt" fo:font-style="italic" fo:font-weight="bold" officeooo:rsid="002be943" officeooo:paragraph-rsid="002c3031" style:font-size-asian="11pt" style:font-style-asian="italic" style:font-weight-asian="bold" style:font-size-complex="11pt" style:font-style-complex="italic" style:font-weight-complex="bold"/>
    </style:style>
    <style:style style:name="P21" style:family="paragraph" style:parent-style-name="Standard">
      <style:text-properties style:font-name="Liberation Serif" fo:font-size="11pt" fo:font-style="italic" fo:font-weight="bold" officeooo:rsid="002c3031" officeooo:paragraph-rsid="002c3031" style:font-size-asian="11pt" style:font-style-asian="italic" style:font-weight-asian="bold" style:font-size-complex="11pt" style:font-style-complex="italic" style:font-weight-complex="bold"/>
    </style:style>
    <style:style style:name="P22" style:family="paragraph" style:parent-style-name="Standard">
      <style:text-properties style:font-name="Liberation Serif" fo:font-size="11pt" fo:font-style="italic" fo:font-weight="bold" officeooo:rsid="002dfda2" officeooo:paragraph-rsid="002dfda2" style:font-size-asian="11pt" style:font-style-asian="italic" style:font-weight-asian="bold" style:font-size-complex="11pt" style:font-style-complex="italic" style:font-weight-complex="bold"/>
    </style:style>
    <style:style style:name="P23" style:family="paragraph" style:parent-style-name="Standard">
      <style:text-properties style:font-name="Liberation Serif" fo:font-size="11pt" fo:font-style="italic" fo:font-weight="bold" officeooo:rsid="0033f3b6" officeooo:paragraph-rsid="0033f3b6" style:font-size-asian="11pt" style:font-style-asian="italic" style:font-weight-asian="bold" style:font-size-complex="11pt" style:font-style-complex="italic" style:font-weight-complex="bold"/>
    </style:style>
    <style:style style:name="P24" style:family="paragraph" style:parent-style-name="Standard">
      <style:text-properties style:font-name="Liberation Serif" fo:font-size="11pt" fo:font-style="italic" fo:font-weight="bold" officeooo:rsid="0020a8ee" officeooo:paragraph-rsid="002a5037" style:font-size-asian="11pt" style:font-style-asian="italic" style:font-weight-asian="bold" style:font-size-complex="11pt" style:font-style-complex="italic" style:font-weight-complex="bold"/>
    </style:style>
    <style:style style:name="P25" style:family="paragraph" style:parent-style-name="Standard">
      <style:text-properties style:font-name="Liberation Serif" fo:font-size="11pt" fo:font-style="italic" style:text-underline-style="solid" style:text-underline-width="auto" style:text-underline-color="font-color" fo:font-weight="bold" officeooo:rsid="002c3031" officeooo:paragraph-rsid="002c3031" style:font-size-asian="11pt" style:font-style-asian="italic" style:font-weight-asian="bold" style:font-size-complex="11pt" style:font-style-complex="italic" style:font-weight-complex="bold"/>
    </style:style>
    <style:style style:name="P26" style:family="paragraph" style:parent-style-name="Standard">
      <style:text-properties style:font-name="Liberation Serif" fo:font-size="11pt" fo:font-style="italic" style:text-underline-style="solid" style:text-underline-width="auto" style:text-underline-color="font-color" officeooo:rsid="0024e9dd" officeooo:paragraph-rsid="0024e9dd" style:font-size-asian="11pt" style:font-style-asian="italic" style:font-size-complex="11pt" style:font-style-complex="italic"/>
    </style:style>
    <style:style style:name="P27" style:family="paragraph" style:parent-style-name="Standard">
      <style:text-properties style:font-name="Liberation Serif" fo:font-size="11pt" fo:font-style="italic" style:text-underline-style="none" fo:font-weight="normal" officeooo:rsid="002c3031" officeooo:paragraph-rsid="002c3031" style:font-size-asian="11pt" style:font-style-asian="italic" style:font-weight-asian="normal" style:font-size-complex="11pt" style:font-style-complex="italic" style:font-weight-complex="normal"/>
    </style:style>
    <style:style style:name="P28" style:family="paragraph" style:parent-style-name="Standard">
      <style:text-properties style:font-name="Liberation Serif" fo:font-size="11pt" fo:font-style="italic" style:text-underline-style="none" fo:font-weight="normal" officeooo:rsid="002dfda2" officeooo:paragraph-rsid="002dfda2" style:font-size-asian="11pt" style:font-style-asian="italic" style:font-weight-asian="normal" style:font-size-complex="11pt" style:font-style-complex="italic" style:font-weight-complex="normal"/>
    </style:style>
    <style:style style:name="P29" style:family="paragraph" style:parent-style-name="Standard">
      <style:text-properties style:font-name="Liberation Serif" fo:font-size="11pt" fo:font-style="italic" style:text-underline-style="none" fo:font-weight="normal" officeooo:rsid="0032c352" officeooo:paragraph-rsid="0032c352" style:font-size-asian="11pt" style:font-style-asian="italic" style:font-weight-asian="normal" style:font-size-complex="11pt" style:font-style-complex="italic" style:font-weight-complex="normal"/>
    </style:style>
    <style:style style:name="P30" style:family="paragraph" style:parent-style-name="Standard">
      <style:text-properties style:font-name="Liberation Serif" fo:font-size="11pt" fo:font-style="italic" style:text-underline-style="none" fo:font-weight="normal" officeooo:rsid="0038cc95" officeooo:paragraph-rsid="0038cc95" style:font-size-asian="11pt" style:font-style-asian="italic" style:font-weight-asian="normal" style:font-size-complex="11pt" style:font-style-complex="italic" style:font-weight-complex="normal"/>
    </style:style>
    <style:style style:name="P31" style:family="paragraph" style:parent-style-name="Standard">
      <style:text-properties style:font-name="Liberation Serif" fo:font-size="11pt" fo:font-style="italic" style:text-underline-style="none" fo:font-weight="normal" officeooo:rsid="0039a2ff" officeooo:paragraph-rsid="0039a2ff" style:font-size-asian="11pt" style:font-style-asian="italic" style:font-weight-asian="normal" style:font-size-complex="11pt" style:font-style-complex="italic" style:font-weight-complex="normal"/>
    </style:style>
    <style:style style:name="P32" style:family="paragraph" style:parent-style-name="Standard">
      <style:text-properties style:font-name="Liberation Serif" fo:font-size="11pt" fo:font-style="italic" style:text-underline-style="none" fo:font-weight="normal" officeooo:rsid="003b53f5" officeooo:paragraph-rsid="003b53f5" style:font-size-asian="11pt" style:font-style-asian="italic" style:font-weight-asian="normal" style:font-size-complex="11pt" style:font-style-complex="italic" style:font-weight-complex="normal"/>
    </style:style>
    <style:style style:name="P33" style:family="paragraph" style:parent-style-name="Standard">
      <style:text-properties style:font-name="Liberation Serif" fo:font-size="11pt" fo:font-style="italic" style:text-underline-style="none" fo:font-weight="bold" officeooo:rsid="002be943" officeooo:paragraph-rsid="0032c352" style:font-size-asian="11pt" style:font-style-asian="italic" style:font-weight-asian="bold" style:font-size-complex="11pt" style:font-style-complex="italic" style:font-weight-complex="bold"/>
    </style:style>
    <style:style style:name="P34" style:family="paragraph" style:parent-style-name="Standard">
      <style:text-properties style:font-name="Liberation Serif" fo:font-size="11pt" fo:font-style="italic" style:text-underline-style="none" officeooo:rsid="0036beb0" officeooo:paragraph-rsid="0036beb0" style:font-size-asian="11pt" style:font-style-asian="italic" style:font-size-complex="11pt" style:font-style-complex="italic"/>
    </style:style>
    <style:style style:name="P35" style:family="paragraph" style:parent-style-name="Standard">
      <style:text-properties style:font-name="Liberation Serif" fo:font-size="11pt" officeooo:paragraph-rsid="001ed5ae" style:font-size-asian="11pt" style:font-size-complex="11pt"/>
    </style:style>
    <style:style style:name="P36" style:family="paragraph" style:parent-style-name="Standard">
      <style:text-properties style:font-name="Liberation Serif" officeooo:rsid="001ed5ae" officeooo:paragraph-rsid="001ed5ae"/>
    </style:style>
    <style:style style:name="P37" style:family="paragraph" style:parent-style-name="Standard">
      <style:text-properties style:font-name="Liberation Serif" officeooo:rsid="001ed5ae" officeooo:paragraph-rsid="0027c4b4"/>
    </style:style>
    <style:style style:name="P38" style:family="paragraph" style:parent-style-name="Standard">
      <style:text-properties style:font-name="Liberation Serif" officeooo:rsid="001ed5ae" officeooo:paragraph-rsid="002892a5"/>
    </style:style>
    <style:style style:name="P39" style:family="paragraph" style:parent-style-name="Standard">
      <style:text-properties style:font-name="Liberation Serif" officeooo:paragraph-rsid="001ed5ae"/>
    </style:style>
    <style:style style:name="P40" style:family="paragraph" style:parent-style-name="Standard">
      <style:text-properties style:font-name="Liberation Serif" fo:font-size="10.5pt" fo:font-style="italic" officeooo:rsid="0020a8ee" officeooo:paragraph-rsid="001ed5ae" style:font-style-asian="italic" style:font-style-complex="italic"/>
    </style:style>
    <style:style style:name="P41" style:family="paragraph" style:parent-style-name="Standard">
      <style:text-properties style:font-name="Liberation Serif" fo:font-size="10.5pt" fo:font-style="normal" officeooo:rsid="001ed5ae" officeooo:paragraph-rsid="0020a8ee" style:font-style-asian="normal" style:font-style-complex="normal"/>
    </style:style>
    <style:style style:name="P42" style:family="paragraph" style:parent-style-name="Standard">
      <style:text-properties style:font-name="Liberation Serif" fo:font-size="10.5pt" fo:font-style="normal" officeooo:rsid="001ed5ae" officeooo:paragraph-rsid="0023ef39" style:font-size-asian="11pt" style:font-style-asian="normal" style:font-size-complex="11pt" style:font-style-complex="normal"/>
    </style:style>
    <style:style style:name="P43" style:family="paragraph" style:parent-style-name="Standard">
      <style:text-properties style:font-name="Liberation Serif" fo:font-size="10.5pt" fo:font-style="normal" fo:font-weight="bold" officeooo:rsid="0020a8ee" officeooo:paragraph-rsid="0033f3b6" style:font-size-asian="11pt" style:font-style-asian="normal" style:font-weight-asian="bold" style:font-size-complex="11pt" style:font-style-complex="normal" style:font-weight-complex="bold"/>
    </style:style>
    <style:style style:name="P44" style:family="paragraph" style:parent-style-name="Standard">
      <style:text-properties style:font-name="Liberation Serif" officeooo:paragraph-rsid="0027c4b4"/>
    </style:style>
    <style:style style:name="P45" style:family="paragraph" style:parent-style-name="Standard">
      <style:text-properties style:font-name="Liberation Serif" officeooo:paragraph-rsid="002a5037"/>
    </style:style>
    <style:style style:name="P46" style:family="paragraph" style:parent-style-name="Standard">
      <style:text-properties style:font-name="Liberation Serif" fo:font-size="22pt" fo:font-style="italic" style:text-underline-style="none" fo:font-weight="bold" officeooo:rsid="002892a5" officeooo:paragraph-rsid="0032c352" style:font-size-asian="22pt" style:font-style-asian="italic" style:font-weight-asian="bold" style:font-size-complex="22pt" style:font-style-complex="italic" style:font-weight-complex="bold"/>
    </style:style>
    <style:style style:name="P47" style:family="paragraph" style:parent-style-name="Standard">
      <style:text-properties style:font-name="Liberation Serif" fo:font-size="22pt" fo:font-style="italic" style:text-underline-style="none" fo:font-weight="bold" officeooo:rsid="0032c352" officeooo:paragraph-rsid="0032c352" style:font-size-asian="22pt" style:font-style-asian="italic" style:font-weight-asian="bold" style:font-size-complex="22pt" style:font-style-complex="italic" style:font-weight-complex="bold"/>
    </style:style>
    <style:style style:name="P48" style:family="paragraph" style:parent-style-name="Standard">
      <style:text-properties style:font-name="Liberation Serif" fo:font-size="22pt" fo:font-style="italic" style:text-underline-style="none" fo:font-weight="bold" officeooo:rsid="0027c4b4" officeooo:paragraph-rsid="0036beb0" style:font-size-asian="22pt" style:font-style-asian="italic" style:font-weight-asian="bold" style:font-size-complex="22pt" style:font-style-complex="italic" style:font-weight-complex="bold"/>
    </style:style>
    <style:style style:name="P49" style:family="paragraph" style:parent-style-name="Standard">
      <style:text-properties fo:font-size="22pt" fo:font-style="italic" style:text-underline-style="none" fo:font-weight="bold" officeooo:rsid="0027c4b4" officeooo:paragraph-rsid="0027c4b4" style:font-size-asian="22pt" style:font-style-asian="italic" style:font-weight-asian="bold" style:font-size-complex="22pt" style:font-style-complex="italic" style:font-weight-complex="bold"/>
    </style:style>
    <style:style style:name="P50" style:family="paragraph" style:parent-style-name="Standard">
      <style:text-properties fo:font-size="22pt" fo:font-style="italic" style:text-underline-style="none" fo:font-weight="bold" officeooo:rsid="002892a5" officeooo:paragraph-rsid="002892a5" style:font-size-asian="22pt" style:font-style-asian="italic" style:font-weight-asian="bold" style:font-size-complex="22pt" style:font-style-complex="italic" style:font-weight-complex="bold"/>
    </style:style>
    <style:style style:name="P51" style:family="paragraph" style:parent-style-name="Standard">
      <style:text-properties officeooo:paragraph-rsid="002892a5"/>
    </style:style>
    <style:style style:name="P52" style:family="paragraph" style:parent-style-name="Standard">
      <style:text-properties officeooo:paragraph-rsid="0031ac2d"/>
    </style:style>
    <style:style style:name="P53" style:family="paragraph" style:parent-style-name="Table_20_Contents">
      <style:text-properties style:font-name="Liberation Serif" fo:font-size="11pt" officeooo:rsid="0033f3b6" officeooo:paragraph-rsid="0033f3b6" style:font-size-asian="11pt" style:font-size-complex="11pt"/>
    </style:style>
    <style:style style:name="P54" style:family="paragraph" style:parent-style-name="Standard">
      <style:text-properties style:font-name="Liberation Serif" fo:font-size="10.5pt" fo:font-style="normal" style:text-underline-style="none" fo:font-weight="bold" officeooo:rsid="0020a8ee" officeooo:paragraph-rsid="0036beb0" style:font-size-asian="11pt" style:font-style-asian="normal" style:font-weight-asian="bold" style:font-size-complex="11pt" style:font-style-complex="normal" style:font-weight-complex="bold"/>
    </style:style>
    <style:style style:name="P55" style:family="paragraph" style:parent-style-name="Standard">
      <style:text-properties style:font-name="Liberation Serif" fo:font-size="10.5pt" fo:font-style="normal" style:text-underline-style="none" fo:font-weight="bold" officeooo:rsid="0020a8ee" officeooo:paragraph-rsid="0043b8f5" style:font-size-asian="11pt" style:font-style-asian="normal" style:font-weight-asian="bold" style:font-size-complex="11pt" style:font-style-complex="normal" style:font-weight-complex="bold"/>
    </style:style>
    <style:style style:name="P56" style:family="paragraph" style:parent-style-name="Standard">
      <style:text-properties style:font-name="Liberation Serif" fo:font-size="10.5pt" fo:font-style="normal" style:text-underline-style="none" fo:font-weight="normal" officeooo:rsid="004267d7" officeooo:paragraph-rsid="004267d7" style:font-size-asian="11pt" style:font-style-asian="normal" style:font-weight-asian="normal" style:font-size-complex="11pt" style:font-style-complex="normal" style:font-weight-complex="normal"/>
    </style:style>
    <style:style style:name="P57" style:family="paragraph" style:parent-style-name="Standard">
      <style:text-properties style:font-name="Liberation Serif" fo:font-size="10.5pt" fo:font-style="normal" style:text-underline-style="none" fo:font-weight="normal" officeooo:rsid="0043b8f5" officeooo:paragraph-rsid="0043b8f5" style:font-size-asian="11pt" style:font-style-asian="normal" style:font-weight-asian="normal" style:font-size-complex="11pt" style:font-style-complex="normal" style:font-weight-complex="normal"/>
    </style:style>
    <style:style style:name="P58" style:family="paragraph" style:parent-style-name="Standard">
      <style:text-properties style:font-name="Liberation Serif" fo:font-size="10.5pt" fo:font-style="normal" fo:font-weight="bold" officeooo:rsid="003cfae2" officeooo:paragraph-rsid="0033f3b6" style:font-size-asian="11pt" style:font-style-asian="normal" style:font-weight-asian="bold" style:font-size-complex="11pt" style:font-style-complex="normal" style:font-weight-complex="bold"/>
    </style:style>
    <style:style style:name="P59" style:family="paragraph" style:parent-style-name="Standard">
      <style:text-properties style:font-name="Liberation Serif" fo:font-size="10.5pt" fo:font-style="normal" fo:font-weight="normal" officeooo:rsid="003cfae2" officeooo:paragraph-rsid="003cfae2" style:font-size-asian="11pt" style:font-style-asian="normal" style:font-weight-asian="normal" style:font-size-complex="11pt" style:font-style-complex="normal" style:font-weight-complex="normal"/>
    </style:style>
    <style:style style:name="P60" style:family="paragraph" style:parent-style-name="Standard">
      <style:text-properties style:font-name="Liberation Serif" fo:font-size="10.5pt" fo:font-style="normal" fo:font-weight="normal" officeooo:rsid="0020a8ee" officeooo:paragraph-rsid="0033f3b6" style:font-size-asian="11pt" style:font-style-asian="normal" style:font-weight-asian="normal" style:font-size-complex="11pt" style:font-style-complex="normal" style:font-weight-complex="normal"/>
    </style:style>
    <style:style style:name="P61" style:family="paragraph" style:parent-style-name="Standard">
      <style:text-properties style:font-name="Liberation Serif" fo:font-size="11pt" fo:font-style="italic" style:text-underline-style="none" fo:font-weight="normal" officeooo:rsid="0032c352" officeooo:paragraph-rsid="0032c352" style:font-size-asian="11pt" style:font-style-asian="italic" style:font-weight-asian="normal" style:font-size-complex="11pt" style:font-style-complex="italic" style:font-weight-complex="normal"/>
    </style:style>
    <style:style style:name="P62" style:family="paragraph" style:parent-style-name="Standard">
      <style:text-properties style:font-name="Liberation Serif" fo:font-size="11pt" fo:font-style="italic" style:text-underline-style="none" fo:font-weight="normal" officeooo:rsid="003ba5e3" officeooo:paragraph-rsid="003ba5e3" style:font-size-asian="11pt" style:font-style-asian="italic" style:font-weight-asian="normal" style:font-size-complex="11pt" style:font-style-complex="italic" style:font-weight-complex="normal"/>
    </style:style>
    <style:style style:name="P63" style:family="paragraph" style:parent-style-name="Standard">
      <style:text-properties style:font-name="Liberation Serif" fo:font-size="11pt" fo:font-style="italic" style:text-underline-style="none" fo:font-weight="normal" officeooo:rsid="003bc61f" officeooo:paragraph-rsid="003bc61f" style:font-size-asian="11pt" style:font-style-asian="italic" style:font-weight-asian="normal" style:font-size-complex="11pt" style:font-style-complex="italic" style:font-weight-complex="normal"/>
    </style:style>
    <style:style style:name="P64" style:family="paragraph" style:parent-style-name="Standard">
      <style:text-properties style:font-name="Liberation Serif" fo:font-size="11pt" fo:font-style="italic" style:text-underline-style="none" officeooo:rsid="0036beb0" officeooo:paragraph-rsid="0036beb0" style:font-size-asian="11pt" style:font-style-asian="italic" style:font-size-complex="11pt" style:font-style-complex="italic"/>
    </style:style>
    <style:style style:name="P65" style:family="paragraph" style:parent-style-name="Standard">
      <style:text-properties style:font-name="Liberation Serif" fo:font-size="11pt" fo:font-style="italic" style:text-underline-style="none" officeooo:rsid="0042f1b2" officeooo:paragraph-rsid="0042f1b2" style:font-size-asian="11pt" style:font-style-asian="italic" style:font-size-complex="11pt" style:font-style-complex="italic"/>
    </style:style>
    <style:style style:name="P66" style:family="paragraph" style:parent-style-name="Standard">
      <style:text-properties style:font-name="Liberation Serif" fo:font-size="11pt" fo:font-style="italic" style:text-underline-style="none" officeooo:rsid="0043b8f5" officeooo:paragraph-rsid="0043b8f5" style:font-size-asian="11pt" style:font-style-asian="italic" style:font-size-complex="11pt" style:font-style-complex="italic"/>
    </style:style>
    <style:style style:name="P67" style:family="paragraph" style:parent-style-name="Standard">
      <style:text-properties style:font-name="Liberation Serif" fo:font-size="11pt" fo:font-style="italic" officeooo:rsid="003cfae2" officeooo:paragraph-rsid="003cfae2" style:font-size-asian="11pt" style:font-style-asian="italic" style:font-size-complex="11pt" style:font-style-complex="italic"/>
    </style:style>
    <style:style style:name="P68" style:family="paragraph" style:parent-style-name="Standard">
      <style:text-properties style:font-name="Liberation Serif" fo:font-size="11pt" fo:font-style="italic" officeooo:rsid="003d9a8b" officeooo:paragraph-rsid="003d9a8b" style:font-size-asian="11pt" style:font-style-asian="italic" style:font-size-complex="11pt" style:font-style-complex="italic"/>
    </style:style>
    <style:style style:name="P69" style:family="paragraph" style:parent-style-name="Standard">
      <style:text-properties style:font-name="Liberation Serif" fo:font-size="11pt" fo:font-style="italic" officeooo:rsid="0033f3b6" officeooo:paragraph-rsid="0033f3b6" style:font-size-asian="11pt" style:font-style-asian="italic" style:font-size-complex="11pt" style:font-style-complex="italic"/>
    </style:style>
    <style:style style:name="P70" style:family="paragraph" style:parent-style-name="Standard">
      <style:text-properties style:font-name="Liberation Serif" fo:font-size="11pt" fo:font-style="italic" officeooo:rsid="003f249b" officeooo:paragraph-rsid="003f249b" style:font-size-asian="11pt" style:font-style-asian="italic" style:font-size-complex="11pt" style:font-style-complex="italic"/>
    </style:style>
    <style:style style:name="P71" style:family="paragraph" style:parent-style-name="Standard">
      <style:text-properties style:font-name="Liberation Serif" fo:font-size="11pt" fo:font-style="italic" officeooo:rsid="0040aa27" officeooo:paragraph-rsid="0040aa27" style:font-size-asian="11pt" style:font-style-asian="italic" style:font-size-complex="11pt" style:font-style-complex="italic"/>
    </style:style>
    <style:style style:name="P72" style:family="paragraph" style:parent-style-name="Standard">
      <style:text-properties style:font-name="Liberation Serif" fo:font-size="11pt" fo:font-style="italic" style:text-underline-style="solid" style:text-underline-width="auto" style:text-underline-color="font-color" officeooo:rsid="0024e9dd" officeooo:paragraph-rsid="0024e9dd" style:font-size-asian="11pt" style:font-style-asian="italic" style:font-size-complex="11pt" style:font-style-complex="italic"/>
    </style:style>
    <style:style style:name="P73" style:family="paragraph" style:parent-style-name="Standard">
      <style:text-properties style:font-name="Liberation Serif" fo:font-size="11pt" fo:font-style="normal" officeooo:rsid="0023ef39" officeooo:paragraph-rsid="0023ef39" style:font-size-asian="11pt" style:font-style-asian="normal" style:font-size-complex="11pt" style:font-style-complex="normal"/>
    </style:style>
    <style:style style:name="P74" style:family="paragraph" style:parent-style-name="Standard">
      <style:text-properties style:font-name="Liberation Serif" fo:font-size="12pt" fo:font-style="italic" style:text-underline-style="none" fo:font-weight="bold" officeooo:rsid="003bc61f" officeooo:paragraph-rsid="003bc61f" style:font-size-asian="12pt" style:font-style-asian="italic" style:font-weight-asian="bold" style:font-size-complex="12pt" style:font-style-complex="italic" style:font-weight-complex="bold"/>
    </style:style>
    <style:style style:name="P75" style:family="paragraph" style:parent-style-name="Standard">
      <style:paragraph-properties fo:text-align="end" style:justify-single-word="false"/>
      <style:text-properties style:font-name="Liberation Serif" fo:font-size="12pt" fo:font-style="italic" style:text-underline-style="none" fo:font-weight="bold" officeooo:rsid="0046115f" officeooo:paragraph-rsid="0046115f" style:font-size-asian="12pt" style:font-style-asian="italic" style:font-weight-asian="bold" style:font-size-complex="12pt" style:font-style-complex="italic" style:font-weight-complex="bold"/>
    </style:style>
    <style:style style:name="P76" style:family="paragraph" style:parent-style-name="Standard">
      <style:text-properties fo:font-size="11pt" fo:font-weight="normal" officeooo:rsid="0031ac2d" officeooo:paragraph-rsid="0031ac2d" style:font-size-asian="11pt" style:font-weight-asian="normal" style:font-size-complex="11pt" style:font-weight-complex="normal"/>
    </style:style>
    <style:style style:name="P77" style:family="paragraph" style:parent-style-name="Standard">
      <style:text-properties fo:font-size="22pt" fo:font-style="italic" style:text-underline-style="none" fo:font-weight="bold" officeooo:rsid="0027c4b4" officeooo:paragraph-rsid="0027c4b4" style:font-size-asian="22pt" style:font-style-asian="italic" style:font-weight-asian="bold" style:font-size-complex="22pt" style:font-style-complex="italic" style:font-weight-complex="bold"/>
    </style:style>
    <style:style style:name="P78" style:family="paragraph" style:parent-style-name="Standard">
      <style:text-properties fo:font-size="28pt" fo:font-style="italic" style:text-underline-style="solid" style:text-underline-width="auto" style:text-underline-color="font-color" fo:font-weight="bold" officeooo:rsid="0046115f" officeooo:paragraph-rsid="0046115f" style:font-size-asian="28pt" style:font-style-asian="italic" style:font-weight-asian="bold" style:font-size-complex="28pt" style:font-style-complex="italic" style:font-weight-complex="bold"/>
    </style:style>
    <style:style style:name="T1" style:family="text">
      <style:text-properties officeooo:rsid="0020a8ee"/>
    </style:style>
    <style:style style:name="T2" style:family="text">
      <style:text-properties fo:font-weight="bold" style:font-weight-asian="bold" style:font-weight-complex="bold"/>
    </style:style>
    <style:style style:name="T3" style:family="text">
      <style:text-properties fo:font-weight="bold" officeooo:rsid="0020a8ee" style:font-weight-asian="bold" style:font-weight-complex="bold"/>
    </style:style>
    <style:style style:name="T4" style:family="text">
      <style:text-properties fo:font-weight="bold" officeooo:rsid="0023ef39" style:font-weight-asian="bold" style:font-weight-complex="bold"/>
    </style:style>
    <style:style style:name="T5" style:family="text">
      <style:text-properties fo:font-weight="bold" officeooo:rsid="002b29c0" style:font-weight-asian="bold" style:font-weight-complex="bold"/>
    </style:style>
    <style:style style:name="T6" style:family="text">
      <style:text-properties fo:font-weight="bold" officeooo:rsid="002c3031" style:font-weight-asian="bold" style:font-weight-complex="bold"/>
    </style:style>
    <style:style style:name="T7" style:family="text">
      <style:text-properties fo:font-weight="bold" officeooo:rsid="003b53f5" style:font-weight-asian="bold" style:font-weight-complex="bold"/>
    </style:style>
    <style:style style:name="T8" style:family="text">
      <style:text-properties fo:font-weight="bold" fo:background-color="transparent" loext:char-shading-value="0" style:font-weight-asian="bold" style:font-weight-complex="bold"/>
    </style:style>
    <style:style style:name="T9" style:family="text">
      <style:text-properties fo:font-weight="bold" officeooo:rsid="0020a8ee" fo:background-color="transparent" loext:char-shading-value="0" style:font-weight-asian="bold" style:font-weight-complex="bold"/>
    </style:style>
    <style:style style:name="T10" style:family="text">
      <style:text-properties fo:font-size="10.5pt" officeooo:rsid="001ed5ae"/>
    </style:style>
    <style:style style:name="T11" style:family="text">
      <style:text-properties fo:font-size="10.5pt" officeooo:rsid="0027c4b4"/>
    </style:style>
    <style:style style:name="T12" style:family="text">
      <style:text-properties fo:font-size="10.5pt" fo:font-style="normal" fo:font-weight="bold" style:font-style-asian="normal" style:font-weight-asian="bold" style:font-style-complex="normal" style:font-weight-complex="bold"/>
    </style:style>
    <style:style style:name="T13" style:family="text">
      <style:text-properties fo:font-size="10.5pt" fo:font-style="normal" fo:font-weight="bold" officeooo:rsid="0020a8ee" style:font-style-asian="normal" style:font-weight-asian="bold" style:font-style-complex="normal" style:font-weight-complex="bold"/>
    </style:style>
    <style:style style:name="T14" style:family="text">
      <style:text-properties fo:font-size="10.5pt" fo:font-style="normal" fo:font-weight="bold" officeooo:rsid="0033f3b6" style:font-style-asian="normal" style:font-weight-asian="bold" style:font-style-complex="normal" style:font-weight-complex="bold"/>
    </style:style>
    <style:style style:name="T15" style:family="text">
      <style:text-properties fo:font-size="11pt" style:font-size-asian="11pt" style:font-size-complex="11pt"/>
    </style:style>
    <style:style style:name="T16" style:family="text">
      <style:text-properties fo:font-size="11pt" officeooo:rsid="001ed5ae" style:font-size-asian="11pt" style:font-size-complex="11pt"/>
    </style:style>
    <style:style style:name="T17" style:family="text">
      <style:text-properties fo:font-size="11pt" officeooo:rsid="0020a8ee" style:font-size-asian="11pt" style:font-size-complex="11pt"/>
    </style:style>
    <style:style style:name="T18" style:family="text">
      <style:text-properties fo:font-size="11pt" officeooo:rsid="002be943" style:font-size-asian="11pt" style:font-size-complex="11pt"/>
    </style:style>
    <style:style style:name="T19" style:family="text">
      <style:text-properties fo:font-size="11pt" officeooo:rsid="0032c352" style:font-size-asian="11pt" style:font-size-complex="11pt"/>
    </style:style>
    <style:style style:name="T20" style:family="text">
      <style:text-properties fo:font-size="11pt" officeooo:rsid="0023ef39"/>
    </style:style>
    <style:style style:name="T21" style:family="text">
      <style:text-properties fo:font-size="11pt" officeooo:rsid="0023ef39" fo:background-color="#ff0000" loext:char-shading-value="0"/>
    </style:style>
    <style:style style:name="T22" style:family="text">
      <style:text-properties fo:font-size="11pt" fo:font-style="italic" fo:font-weight="normal" officeooo:rsid="002a5037" style:font-size-asian="11pt" style:font-style-asian="italic" style:font-weight-asian="normal" style:font-size-complex="11pt" style:font-style-complex="italic" style:font-weight-complex="normal"/>
    </style:style>
    <style:style style:name="T23" style:family="text">
      <style:text-properties fo:font-size="11pt" fo:font-weight="normal" style:font-size-asian="11pt" style:font-weight-asian="normal" style:font-size-complex="11pt" style:font-weight-complex="normal"/>
    </style:style>
    <style:style style:name="T24" style:family="text">
      <style:text-properties fo:font-size="11pt" fo:font-weight="normal" officeooo:rsid="0031ac2d" style:font-size-asian="11pt" style:font-weight-asian="normal" style:font-size-complex="11pt" style:font-weight-complex="normal"/>
    </style:style>
    <style:style style:name="T25" style:family="text">
      <style:text-properties fo:font-size="11pt" fo:font-weight="normal" officeooo:rsid="0032c352" style:font-size-asian="11pt" style:font-weight-asian="normal" style:font-size-complex="11pt" style:font-weight-complex="normal"/>
    </style:style>
    <style:style style:name="T26" style:family="text">
      <style:text-properties fo:font-size="11pt" fo:font-weight="normal" officeooo:rsid="002be943" style:font-size-asian="11pt" style:font-weight-asian="normal" style:font-size-complex="11pt" style:font-weight-complex="normal"/>
    </style:style>
    <style:style style:name="T27" style:family="text">
      <style:text-properties fo:font-size="11pt" fo:font-weight="normal" style:font-size-asian="9.60000038146973pt" style:font-weight-asian="normal" style:font-size-complex="11pt" style:font-weight-complex="normal"/>
    </style:style>
    <style:style style:name="T28" style:family="text">
      <style:text-properties officeooo:rsid="00225c6a"/>
    </style:style>
    <style:style style:name="T29" style:family="text">
      <style:text-properties officeooo:rsid="0023ef39"/>
    </style:style>
    <style:style style:name="T30" style:family="text">
      <style:text-properties fo:font-weight="normal" style:font-weight-asian="normal" style:font-weight-complex="normal"/>
    </style:style>
    <style:style style:name="T31" style:family="text">
      <style:text-properties fo:font-weight="normal" officeooo:rsid="002b29c0" style:font-weight-asian="normal" style:font-weight-complex="normal"/>
    </style:style>
    <style:style style:name="T32" style:family="text">
      <style:text-properties fo:font-weight="normal" officeooo:rsid="002c3031" style:font-weight-asian="normal" style:font-weight-complex="normal"/>
    </style:style>
    <style:style style:name="T33" style:family="text">
      <style:text-properties fo:font-weight="normal" officeooo:rsid="0031ac2d" style:font-weight-asian="normal" style:font-weight-complex="normal"/>
    </style:style>
    <style:style style:name="T34" style:family="text">
      <style:text-properties fo:font-weight="normal" officeooo:rsid="0032c352" style:font-weight-asian="normal" style:font-weight-complex="normal"/>
    </style:style>
    <style:style style:name="T35" style:family="text">
      <style:text-properties style:font-name="Liberation Serif" fo:font-size="11pt" fo:font-style="italic" officeooo:rsid="0027f73d" style:font-size-asian="11pt" style:font-style-asian="italic" style:font-size-complex="11pt" style:font-style-complex="italic"/>
    </style:style>
    <style:style style:name="T36" style:family="text">
      <style:text-properties style:font-name="Liberation Serif" fo:font-size="11pt" fo:font-style="italic" officeooo:rsid="002892a5" style:font-size-asian="11pt" style:font-style-asian="italic" style:font-size-complex="11pt" style:font-style-complex="italic"/>
    </style:style>
    <style:style style:name="T37" style:family="text">
      <style:text-properties style:font-name="Liberation Serif" fo:font-size="11pt" fo:font-style="italic" fo:font-weight="bold" officeooo:rsid="002892a5" style:font-size-asian="11pt" style:font-style-asian="italic" style:font-weight-asian="bold" style:font-size-complex="11pt" style:font-style-complex="italic" style:font-weight-complex="bold"/>
    </style:style>
    <style:style style:name="T38" style:family="text">
      <style:text-properties style:font-name="Liberation Serif" fo:font-size="11pt" fo:font-style="italic" fo:font-weight="bold" officeooo:rsid="002a5037" style:font-size-asian="11pt" style:font-style-asian="italic" style:font-weight-asian="bold" style:font-size-complex="11pt" style:font-style-complex="italic" style:font-weight-complex="bold"/>
    </style:style>
    <style:style style:name="T39" style:family="text">
      <style:text-properties style:font-name="Liberation Serif" fo:font-size="11pt" fo:font-style="italic" fo:font-weight="bold" officeooo:rsid="002e7513" style:font-size-asian="11pt" style:font-style-asian="italic" style:font-weight-asian="bold" style:font-size-complex="11pt" style:font-style-complex="italic" style:font-weight-complex="bold"/>
    </style:style>
    <style:style style:name="T40" style:family="text">
      <style:text-properties style:font-name="Liberation Serif" fo:font-size="11pt" fo:font-style="italic" fo:font-weight="bold" officeooo:rsid="0031ac2d" style:font-size-asian="11pt" style:font-style-asian="italic" style:font-weight-asian="bold" style:font-size-complex="11pt" style:font-style-complex="italic" style:font-weight-complex="bold"/>
    </style:style>
    <style:style style:name="T41" style:family="text">
      <style:text-properties style:font-name="Liberation Serif" fo:font-size="11pt" fo:font-style="italic" fo:font-weight="normal" officeooo:rsid="002a5037" style:font-size-asian="11pt" style:font-style-asian="italic" style:font-weight-asian="normal" style:font-size-complex="11pt" style:font-style-complex="italic" style:font-weight-complex="normal"/>
    </style:style>
    <style:style style:name="T42" style:family="text">
      <style:text-properties style:font-name="Liberation Serif" fo:font-size="11pt" fo:font-style="italic" fo:font-weight="normal" officeooo:rsid="002e7513" style:font-size-asian="11pt" style:font-style-asian="italic" style:font-weight-asian="normal" style:font-size-complex="11pt" style:font-style-complex="italic" style:font-weight-complex="normal"/>
    </style:style>
    <style:style style:name="T43" style:family="text">
      <style:text-properties style:font-name="Liberation Serif" fo:font-size="11pt" fo:font-style="italic" fo:font-weight="normal" officeooo:rsid="003037f8" style:font-size-asian="11pt" style:font-style-asian="italic" style:font-weight-asian="normal" style:font-size-complex="11pt" style:font-style-complex="italic" style:font-weight-complex="normal"/>
    </style:style>
    <style:style style:name="T44" style:family="text">
      <style:text-properties style:font-name="Liberation Serif" fo:font-size="11pt" fo:font-style="italic" fo:font-weight="normal" officeooo:rsid="0031ac2d" style:font-size-asian="11pt" style:font-style-asian="italic" style:font-weight-asian="normal" style:font-size-complex="11pt" style:font-style-complex="italic" style:font-weight-complex="normal"/>
    </style:style>
    <style:style style:name="T45" style:family="text">
      <style:text-properties officeooo:rsid="002b29c0"/>
    </style:style>
    <style:style style:name="T46" style:family="text">
      <style:text-properties officeooo:rsid="002c3031"/>
    </style:style>
    <style:style style:name="T47" style:family="text">
      <style:text-properties style:text-underline-style="none"/>
    </style:style>
    <style:style style:name="T48" style:family="text">
      <style:text-properties style:text-underline-style="none" officeooo:rsid="002c3031"/>
    </style:style>
    <style:style style:name="T49" style:family="text">
      <style:text-properties style:text-underline-style="none" fo:font-weight="normal" style:font-weight-asian="normal" style:font-weight-complex="normal"/>
    </style:style>
    <style:style style:name="T50" style:family="text">
      <style:text-properties style:text-underline-style="none" fo:font-weight="normal" officeooo:rsid="002c3031" style:font-weight-asian="normal" style:font-weight-complex="normal"/>
    </style:style>
    <style:style style:name="T51" style:family="text">
      <style:text-properties officeooo:rsid="0032c352"/>
    </style:style>
    <style:style style:name="T52" style:family="text">
      <style:text-properties officeooo:rsid="0036beb0"/>
    </style:style>
    <style:style style:name="T53" style:family="text">
      <style:text-properties officeooo:rsid="0033f3b6"/>
    </style:style>
    <style:style style:name="T54" style:family="text">
      <style:text-properties officeooo:rsid="0039a2ff"/>
    </style:style>
    <style:style style:name="T55" style:family="text">
      <style:text-properties officeooo:rsid="003b53f5"/>
    </style:style>
    <style:style style:name="T56" style:family="text">
      <style:text-properties officeooo:rsid="003bc61f"/>
    </style:style>
    <style:style style:name="T57" style:family="text">
      <style:text-properties fo:font-size="32pt" style:font-size-asian="32pt" style:font-size-complex="3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78">Estructura de Computadores: Práctica 1</text:p>
      <text:p text:style-name="P49"/>
      <text:p text:style-name="P49">Sesión de depu<text:span text:style-name="T28">r</text:span>ación de saludo.s</text:p>
      <text:p text:style-name="P36"/>
      <text:p text:style-name="P39"><text:span text:style-name="T3">Pregunta 1. </text:span><text:span text:style-name="T10"><text:s/>¿</text:span><text:span text:style-name="T16">Qué contiene EDX tras ejecutar mov longsaludo, \%edx? ¿Para qué necesitamos esa instrucción, o ese valor? Responder no sólo el valor concreto (en decimal y hex) sino también el significado del mismo (¿de dónde sale?) Comprobar que se corresponden los valores hexadecimal y decimal mostrados en la ventana Status -&gt;Registers.</text:span></text:p>
      <text:p text:style-name="P35"/>
      <text:p text:style-name="P3">El registro EDX contendrá lo que había previamente en la variable longsaludo. Esto es la longitud en bytes de la variable saludo, calculado previamente mediante la orden “.-saludo”. <text:span text:style-name="T1">Su utilidad viene de la mano de la orden `write` ya que, para ejecutarla, necesitamos tener en el registro EDX la longitud en bytes de lo que queremos imprimir. El valor que tiene el registro EDC en hexadecimal es 0x1c y en decimal, 28.</text:span></text:p>
      <text:p text:style-name="P40"/>
      <text:p text:style-name="P41"><text:span text:style-name="T3">Pregunta 2. </text:span><text:s/><text:span text:style-name="T15">¿Qué contiene ECX tras ejecutar mov </text:span><text:span text:style-name="T17">$</text:span><text:span text:style-name="T15">saludo, %ecx? Indicar el valor en hexadecimal, y el significado del mismo. Realizar un dibujo a escala de la memoria del programa, indicando dónde empieza el programa ( _start, .text), dónde empieza saludo (.data), y dónde está el tope de pila (%esp). </text:span></text:p>
      <text:p text:style-name="P41"/>
      <text:p text:style-name="P4">El registro %<text:span text:style-name="T29">ecx </text:span>contendrá la posición en memoria en la que se encuentra la variable saludo. Este valor es 0x8049098 en hexadecimal y 134516888. </text:p>
      <text:p text:style-name="P4"/>
      <text:p text:style-name="P42"><text:span text:style-name="T3">Pregunta </text:span><text:span text:style-name="T4">3</text:span><text:span text:style-name="T3">. </text:span><text:s/><text:span text:style-name="T20">¿Qué sucede si se elimina el símbolo de dato inmediato ($) de la instrucción anterior? (mov saludo, %ecx). Realizar la modificación, indicar el contenido de ECX en hexadecimal, explicar por qué no es lo mismo en ambos casos. Concretar de dónde viene el nuevo valor (obtenido sin usar $).</text:span></text:p>
      <text:p text:style-name="P73"><text:span text:style-name="T21"/></text:p>
      <text:p text:style-name="P1">Al ejecutar dicha orden sin el símbolo de dato inmediato, se copiará literalmente lo que haya en la posición de memoria. </text:p>
      <text:p text:style-name="P1"/>
      <text:p text:style-name="P10"><text:span text:style-name="T13">Pregunta </text:span><text:span text:style-name="T12">4. </text:span>¿Cuántas posiciones de memoria ocupa la variable longsaludo? ¿Y la variable saludo? ¿Cuántos bytes ocupa por tanto la sección de datos? Comprobar con un volcado Data‐&gt;Memory mayor que la zona de datos antes de hacer Run. </text:p>
      <text:p text:style-name="P10"><text:s/></text:p>
      <text:p text:style-name="P67">Veamos cuántas posiciones de memoria y bytes ocupan longsaludo y saludo:</text:p>
      <text:p text:style-name="P67"/>
      <text:p text:style-name="P67"><text:s text:c="6"/>(gdb) x/4db &amp;longsaludo</text:p>
      <text:p text:style-name="P67"><text:s text:c="6"/>0x80490b3: <text:s/>28 <text:s/>0 <text:s/>0 <text:s/>0</text:p>
      <text:p text:style-name="P67"><text:s text:c="6"/>(gdb) x/32cb &amp;saludo</text:p>
      <text:p text:style-name="P67"><text:s text:c="6"/>0x8049097: <text:s/>72 'H' <text:s/>111 'o' <text:s/>108 'l' <text:s/>97 'a' <text:s/>32 ' ' <text:s/>97 'a' <text:s/>32 ' ' <text:s/>116 't'</text:p>
      <text:p text:style-name="P67"><text:s text:c="6"/>0x804909f: <text:s/>111 'o' <text:s/>100 'd' <text:s/>111 'o' <text:s/>115 's' <text:s/>33 '!' <text:s/>10 '\n' <text:s/>72 'H' <text:s/>101 'e'</text:p>
      <text:p text:style-name="P67"><text:s text:c="6"/>0x80490a7: <text:s/>108 'l' <text:s/>108 'l' <text:s/>111 'o' <text:s/>44 ',' <text:s/>32 ' ' <text:s/>87 'W' <text:s/>111 'o' <text:s/>114 'r'</text:p>
      <text:p text:style-name="P67"><text:s text:c="6"/>0x80490af: <text:s/>108 'l' <text:s/>100 'd' <text:s/>33 '!' <text:s/>10 '\n' <text:s/>28 '\034' <text:s/>0 '\000' <text:s/>0 '\000' <text:s/>0 '\000'</text:p>
      <text:p text:style-name="P67"/>
      <text:p text:style-name="P67">longsaludo ocupa un byte, por tanto, una posición de memoria, y saludo 28 bytes, 28 posiciones de memoria. Lo observamos en las salidas anteriores, ya que los 0 no forman parte de nuestras variables. <text:s text:c="3"/></text:p>
      <text:p text:style-name="P10"/>
      <text:p text:style-name="P10"><text:s/></text:p>
      <text:p text:style-name="P10"><text:span text:style-name="T13">Pregunta </text:span><text:span text:style-name="T12">5.</text:span> <text:s/>Añadir dos volcados Data‐&gt;Memory de la variable longsaludo, uno como entero hexadecimal, y otro como 4 bytes hex. Teniendo en cuenta lo mostrado en esos volcados... ¿Qué direcciones de memoria ocupa longsaludo? ¿Cuál byte está en la primera posición, el más o el menos significativo? ¿Los procesadores de la línea x86 usan el criterio del extremo mayor (big‐endian) o menor (little‐endian)? Razonar la respuesta </text:p>
      <text:p text:style-name="P58"/>
      <text:p text:style-name="P59"><text:soft-page-break/>Los volcados de memoria:</text:p>
      <text:p text:style-name="P59"><text:s text:c="6"/>x/4xb &amp;longsaludo</text:p>
      <text:p text:style-name="P59"><text:s text:c="6"/>0x80490b3: <text:s/>0x1c <text:s/>0x00 <text:s/>0x00 <text:s/>0x00</text:p>
      <text:p text:style-name="P59"><text:s text:c="6"/>(gdb) x/bh &amp;longsaludo</text:p>
      <text:p text:style-name="P59"><text:s text:c="6"/>0x80490b3: <text:s/>28</text:p>
      <text:p text:style-name="P59">La dirección de memoria utilizada es 0x80490b3.</text:p>
      <text:p text:style-name="P59">Utilizan little-endian, observamos que los bits menos significativos aparecen en primer lugar (0x1c <text:s/>0x00 <text:s/>0x00 <text:s/>0x00).</text:p>
      <text:p text:style-name="P60"/>
      <text:p text:style-name="P43"/>
      <text:p text:style-name="P10"><text:span text:style-name="T13">Pregunta </text:span><text:span text:style-name="T12">6.</text:span> ¿Cuántas posiciones de memoria ocupa la instrucción mov $1, %ebx? ¿Cómo se ha obtenido esa información? Indicar las posiciones concretas en hexadecimal. </text:p>
      <text:p text:style-name="P10"/>
      <text:p text:style-name="P68">Utilizamos “disassemble” para observar la posición de memoria. Si a las posiciones de emoria avanzadas le restamos esta, obtendremos el número de posiciones de memoria que ocupa, 5.</text:p>
      <text:p text:style-name="P10"/>
      <text:p text:style-name="P10"><text:span text:style-name="T13">Pregunta </text:span><text:span text:style-name="T12">7.</text:span> <text:s/>¿Qué sucede si se elimina del programa la primera instrucción int 0x80? ¿Y si se elimina la segunda? <text:s/>Razonar las respuestas </text:p>
      <text:p text:style-name="P10"/>
      <text:p text:style-name="P70">Con int 0x80 realizamos la llamada al sistema. Sin la primera, no se realizaría el write (lo que sería un problema, pero el programa funcionaría). Sin embargo, si quitamos la segunda, el programa carecería de “return” y no funcionaría correctamente.</text:p>
      <text:p text:style-name="P10"/>
      <text:p text:style-name="P10"><text:span text:style-name="T13">Pregunta </text:span><text:span text:style-name="T12">8.</text:span> <text:s/>¿Cuál es el número de la llamada al sistema READ (en kernel Linux 32bits)? ¿De dónde se ha obtenido esa información? </text:p>
      <text:p text:style-name="P1"/>
      <text:p text:style-name="P71">l número de la llamada al sistema READ es 3, lo podemos buscar en "/usr/include/asm/unistd_32.h", que es el que contiene los números de llamadas al sistema. Podemos observarlo con el siguiente comando:</text:p>
      <text:p text:style-name="P71"/>
      <text:p text:style-name="P71"><text:s text:c="6"/>cat /usr/include/asm/unistd_32.h | grep read</text:p>
      <text:p text:style-name="P71"/>
      <text:p text:style-name="P71"><text:s text:c="5"/><text:span text:style-name="T2"><text:s/>#define __NR_read 3</text:span></text:p>
      <text:p text:style-name="P71"><text:s text:c="6"/>#define __NR_readlink 85</text:p>
      <text:p text:style-name="P71"><text:s text:c="6"/>#define __NR_readdir 89</text:p>
      <text:p text:style-name="P71"><text:s text:c="6"/>#define __NR_readv 145</text:p>
      <text:p text:style-name="P71"><text:s text:c="6"/>#define __NR_pread64 180</text:p>
      <text:p text:style-name="P71"><text:s text:c="6"/>#define __NR_readahead 225</text:p>
      <text:p text:style-name="P71"><text:s text:c="6"/>#define __NR_set_thread_area 243</text:p>
      <text:p text:style-name="P71"><text:s text:c="6"/>#define __NR_get_thread_area 244</text:p>
      <text:p text:style-name="P71"><text:s text:c="6"/>#define __NR_readlinkat 305</text:p>
      <text:p text:style-name="P71"><text:s text:c="6"/>#define __NR_preadv 333</text:p>
      <text:p text:style-name="P71"><text:s text:c="6"/>#define __NR_process_vm_readv 347</text:p>
      <text:p text:style-name="P1"/>
      <text:p text:style-name="P48">Sesión de depu<text:span text:style-name="T28">r</text:span>ación de s<text:span text:style-name="T52">uma</text:span>.s</text:p>
      <text:p text:style-name="P26"/>
      <text:p text:style-name="P34"><text:span text:style-name="T13">Pregunta </text:span><text:span text:style-name="T12">1</text:span><text:span text:style-name="T14">.</text:span><text:span text:style-name="T53"> </text:span>¿Cuál <text:s/>es <text:s/>el <text:s/>contenido <text:s/>de <text:s/>EAX <text:s/>justo <text:s/>antes <text:s/>de <text:s/>ejecutar <text:s/>la <text:s/>instrucción <text:s/>RET, <text:s/>para <text:s/>esos <text:s/>componentes <text:s/>de <text:s/>lista <text:s/>concretos? Razonar la respuesta, incluyendo cuánto valen 0b10, 0x10, y (.‐lista)/4 </text:p>
      <text:p text:style-name="P54"/>
      <text:p text:style-name="P56">El contenido de %eax antes de ejecutar la instrucción ret, será el resultado de la suma. En este caso concreto será: 1+2+10+ 1+2+0b10(=2)+1+2+0x10(=16) = 37</text:p>
      <text:p text:style-name="P54"/>
      <text:p text:style-name="P34"><text:span text:style-name="T13">Pregunta </text:span><text:span text:style-name="T12">2</text:span><text:span text:style-name="T14">.</text:span> ¿Qué valor en hexadecimal se obtiene en resultado si se usa la lista de 3 elementos: .int 0xffffffff, 0xffffffff, 0xffffffff? ¿Por qué es diferente del que se obtiene haciendo la suma a mano? NOTA: Indicar qué valores va tomando EAX en cada iteración <text:s/>del <text:s/>bucle, <text:s/>como <text:s/>los <text:s/>muestra <text:s/>la <text:s/>ventana <text:s/>Status‐&gt;Registers, <text:s/>en <text:s/>hexadecimal <text:s/>y <text:s/>decimal <text:s/>(con <text:s/>signo). <text:s/>Fijarse también en si se van activando los flags CF y OF o no tras cada suma. Indicar también qué valor muestra resultado si se vuelca con Data‐&gt;Memory como decimal (con signo) o unsigned (sin signo). </text:p>
      <text:p text:style-name="P34"><text:soft-page-break/></text:p>
      <text:p text:style-name="P65">Si hacemos la suma a mano obtenemos el siguiente valor: <text:span text:style-name="T2">0x2FFF FFFFD</text:span>.</text:p>
      <text:p text:style-name="P65">Veamos qué ocurre al hacerlo de forma empírica:</text:p>
      <text:p text:style-name="P65"/>
      <text:p text:style-name="P65">1. En la primera iteración, observamos el siguiente resultado:</text:p>
      <text:p text:style-name="P65"/>
      <text:p text:style-name="P65"><text:s text:c="9"/>info reg</text:p>
      <text:p text:style-name="P65"><text:s text:c="9"/>eax <text:s text:c="11"/>0xffffffff <text:s/>-1</text:p>
      <text:p text:style-name="P65"><text:s text:c="9"/>eflags <text:s text:c="8"/>0x286 <text:s/>[ PF SF IF ]</text:p>
      <text:p text:style-name="P65"/>
      <text:p text:style-name="P65"><text:s text:c="3"/>EAX con un valor de -1, los flags CF y OF desactivados</text:p>
      <text:p text:style-name="P65"/>
      <text:p text:style-name="P65">2. En la segunda iteración se activa el flag de acarreo:</text:p>
      <text:p text:style-name="P65"/>
      <text:p text:style-name="P65"><text:s text:c="9"/>(gdb) info reg eax</text:p>
      <text:p text:style-name="P65"><text:s text:c="9"/>eax <text:s text:c="11"/>0xfffffffe <text:s/>-2</text:p>
      <text:p text:style-name="P65"><text:s text:c="9"/>(gdb) info reg eflags</text:p>
      <text:p text:style-name="P65"><text:s text:c="9"/>eflags <text:s text:c="8"/>0x293 <text:s/>[ CF AF SF IF ]</text:p>
      <text:p text:style-name="P65"/>
      <text:p text:style-name="P65">3. En la tercera iteración, tenemos el siguiente resultado:</text:p>
      <text:p text:style-name="P65"/>
      <text:p text:style-name="P65"><text:s text:c="9"/>(gdb) info reg eax</text:p>
      <text:p text:style-name="P65"><text:s text:c="9"/>eax <text:s text:c="11"/>0xfffffffd <text:s/>-3</text:p>
      <text:p text:style-name="P65"><text:s text:c="9"/>(gdb) info reg eflags</text:p>
      <text:p text:style-name="P65"><text:s text:c="9"/>eflags <text:s text:c="8"/>0x293 <text:s/>[ CF AF SF IF ]</text:p>
      <text:p text:style-name="P65"/>
      <text:p text:style-name="P65"/>
      <text:p text:style-name="P65"><text:s text:c="3"/>Quedando el resultado final de la siguiente forma:</text:p>
      <text:p text:style-name="P65"/>
      <text:p text:style-name="P65"><text:s text:c="9"/>(gdb) print resultado</text:p>
      <text:p text:style-name="P65"><text:s text:c="9"/>$1 = -3</text:p>
      <text:p text:style-name="P65"><text:s text:c="9"/>(gdb) x/x &amp;resultado</text:p>
      <text:p text:style-name="P65"><text:s text:c="9"/>0x80490ba: <text:s/>0xfffffffd</text:p>
      <text:p text:style-name="P65"><text:s text:c="9"/>(gdb) x/u &amp;resultado</text:p>
      <text:p text:style-name="P65"><text:s text:c="9"/>0x80490ba: <text:s/>4294967293</text:p>
      <text:p text:style-name="P65"/>
      <text:p text:style-name="P65">El resultado varía de forma empírica porque no tenemos en cuenta el acarreo producido.</text:p>
      <text:p text:style-name="P65"/>
      <text:p text:style-name="P34"/>
      <text:p text:style-name="P34"><text:span text:style-name="T13">Pregunta </text:span><text:span text:style-name="T12">3</text:span><text:span text:style-name="T14">.</text:span><text:span text:style-name="T53"> </text:span>¿Qué dirección se le ha asignado a la etiqueta suma? ¿Y a bucle? ¿Cómo se ha obtenido esa información?</text:p>
      <text:p text:style-name="P34"/>
      <text:p text:style-name="P34"><text:s/></text:p>
      <text:p text:style-name="P34"><text:span text:style-name="T13">Pregunta </text:span><text:span text:style-name="T12">4</text:span><text:span text:style-name="T14">.</text:span><text:span text:style-name="T53"> </text:span>¿Para qué usa el procesador los registros EIP y ESP?</text:p>
      <text:p text:style-name="P34"/>
      <text:p text:style-name="P34"/>
      <text:p text:style-name="P34"><text:span text:style-name="T13">Pregunta </text:span><text:span text:style-name="T12">5</text:span><text:span text:style-name="T14">.</text:span><text:span text:style-name="T53"> </text:span>¿Cuál es el valor de ESP antes de ejecutar CALL, y cuál antes de ejecutar RET? ¿En cuánto se diferencian ambos valores? ¿Por qué? ¿Cuál de los dos valores de ESP apunta a algún dato de interés para nosotros? ¿Cuál es ese dato?</text:p>
      <text:p text:style-name="P34"/>
      <text:p text:style-name="P34"><text:s/></text:p>
      <text:p text:style-name="P34"><text:span text:style-name="T13">Pregunta </text:span><text:span text:style-name="T12">6</text:span><text:span text:style-name="T14">. </text:span>¿Qué registros modifica la instrucción CALL? Explicar por qué necesita CALL modificar esos registros.</text:p>
      <text:p text:style-name="P34"/>
      <text:p text:style-name="P65">Se modifican ESP y EIP. Al principio tenían los siguientes valores:</text:p>
      <text:p text:style-name="P65"/>
      <text:p text:style-name="P65"><text:s text:c="6"/>esp <text:s text:c="11"/>0xFFFF CF70 <text:s/>0xxFFFF CF70</text:p>
      <text:p text:style-name="P65"><text:soft-page-break/><text:s text:c="6"/>eip <text:s text:c="11"/>0x804807f <text:s/>0x804807f &lt;\_start+11&gt;</text:p>
      <text:p text:style-name="P65"/>
      <text:p text:style-name="P65">Tras ejecutar CALL:</text:p>
      <text:p text:style-name="P65"/>
      <text:p text:style-name="P65"><text:s text:c="6"/>esp <text:s text:c="11"/>0xFFFF CF6C <text:s text:c="2"/>0xFFFF CF6C</text:p>
      <text:p text:style-name="P65"><text:s text:c="6"/>eip <text:s text:c="11"/>0x8048095 <text:s/>0x8048095 &lt;suma&gt;</text:p>
      <text:p text:style-name="P65"/>
      <text:p text:style-name="P65">ESP se modifica para guardar la dirección de retorno. EIP cambia y pasa a apuntar a la subrutina suma que vamos a ejecutar.</text:p>
      <text:p text:style-name="P65"/>
      <text:p text:style-name="P34"/>
      <text:p text:style-name="P34"><text:span text:style-name="T13">Pregunta </text:span><text:span text:style-name="T12">7</text:span><text:span text:style-name="T14">. </text:span>¿Qué registros modifica la instrucción RET? Explicar por qué necesita RET modificar esos registros.</text:p>
      <text:p text:style-name="P34"/>
      <text:p text:style-name="P65">ESP, EIP son los registros modificados por la instrucción ret. Sus valores iniciales son:</text:p>
      <text:p text:style-name="P65"/>
      <text:p text:style-name="P65"><text:s text:c="6"/>esp <text:s text:c="11"/>0xFFFF CF6C <text:s text:c="2"/>0xFFFF CF6C</text:p>
      <text:p text:style-name="P65"><text:s text:c="6"/>eip <text:s text:c="11"/>0x8048095 <text:s/>0x8048095 &lt;suma&gt;</text:p>
      <text:p text:style-name="P65"/>
      <text:p text:style-name="P65">Tras ejecutar ret:</text:p>
      <text:p text:style-name="P65"/>
      <text:p text:style-name="P65"><text:s text:c="6"/>esp <text:s text:c="10"/>0xFFFF CF68 <text:s/>0xFFFF CF68 </text:p>
      <text:p text:style-name="P65"><text:s text:c="6"/>eip <text:s text:c="11"/>0x8048096 <text:s/>0x8048096 &lt;suma+1&gt;</text:p>
      <text:p text:style-name="P65"/>
      <text:p text:style-name="P65">Al igual que en el caso anterior, ESP almacena la dirección a la que volveremos tras ejecutar ret y eip la instrucción a ejecutar a continuación.</text:p>
      <text:p text:style-name="P34"/>
      <text:p text:style-name="P34"><text:span text:style-name="T13">Pregunta </text:span><text:span text:style-name="T12">8</text:span><text:span text:style-name="T14">.</text:span> Indicar qué valores se introducen en la pila durante la ejecución del programa, y en qué direcciones de memoria queda cada uno. Realizar un dibujo de la pila con dicha información. NOTA: en los volcados Data‐&gt;Memory se puede usar $esp para referirse a donde apunta el registro ESP.</text:p>
      <text:p text:style-name="P54"/>
      <text:p text:style-name="P55"/>
      <text:p text:style-name="P34"><text:span text:style-name="T13">Pregunta </text:span><text:span text:style-name="T12">9</text:span><text:span text:style-name="T14">. </text:span>¿Cuántas <text:s/>posiciones <text:s/>de <text:s/>memoria <text:s/>ocupa <text:s/>la <text:s/>instrucción <text:s/>mov <text:s/>$0, <text:s/>%edx? <text:s/>¿Y <text:s/>la <text:s/>instrucción <text:s/>inc <text:s/>%edx? <text:s/>¿Cuáles <text:s/>son <text:s/>sus respectivos códigos máquina? Indicar cómo se han obtenido. NOTA: en los volcados Data‐&gt;Memory se puede usar una dirección <text:s/>hexadecimal <text:s/>0x... <text:s/>para <text:s/>indicar <text:s/>la <text:s/>dirección <text:s/>del <text:s/>volcado. <text:s/>Recordar <text:s/>la <text:s/>ventana <text:s/>View‐&gt;Machine <text:s/>Code <text:s/>Window. Recordar también la herramienta objdump. </text:p>
      <text:p text:style-name="P34"/>
      <text:p text:style-name="P57">De nuevo, mediante disassemble obtenemos que la instrucción mov $0, %edx ocupa 5 posiciones de memoria y la instrucción inc %edx ocupa 1.</text:p>
      <text:p text:style-name="P57"/>
      <text:p text:style-name="P57">Con objdump -S suma.o conseguimos los códigos máquina de dichas instrucciones:</text:p>
      <text:p text:style-name="P57"/>
      <text:p text:style-name="P57"><text:s text:c="6"/>27: <text:s/>ba 00 00 00 00 <text:s text:c="8"/>mov <text:s text:c="3"/>$0x0,%edx</text:p>
      <text:p text:style-name="P57"/>
      <text:p text:style-name="P57"><text:s text:c="6"/>2f: <text:s/>42 <text:s text:c="20"/>inc <text:s text:c="3"/>%edx</text:p>
      <text:p text:style-name="P34"/>
      <text:p text:style-name="P34"><text:span text:style-name="T13">Pregunta </text:span><text:span text:style-name="T12">10 </text:span><text:span text:style-name="T14">.</text:span>¿Qué ocurriría si se eliminara la instrucción RET? Razonar la respuesta. Comprobarlo usando ddd.</text:p>
      <text:p text:style-name="P26"/>
      <text:p text:style-name="P66">Si se eliminara la instrucción RET no se podría volver al punto del programa en el que mediante CALL llegamos a suma, finalizaría la subrutina suma y no se volvería, generando un error.</text:p>
      <text:p text:style-name="P66"/>
      <text:p text:style-name="P66">Mediate gdb ejecutamos el programa sin ret y obtenemos como resultado: Program received signal SIGILL, Illegal instruction.</text:p>
      <text:p text:style-name="P26"/>
      <text:p text:style-name="P49">Cuestiones sobre suma64unsigned.s</text:p>
      <text:p text:style-name="P37"><text:soft-page-break/></text:p>
      <text:p text:style-name="P44"><text:span text:style-name="T3">Pregunta 1. </text:span><text:span text:style-name="T10"><text:s/></text:span><text:span text:style-name="T11">Para <text:s/>N≈32, <text:s/>¿cuántos <text:s/>bits <text:s/>adicionales <text:s/>pueden <text:s/>llegar <text:s/>a <text:s/>necesitarse <text:s/>para <text:s/>almacenar <text:s/>el <text:s/>resultado? <text:s/>Dicho <text:s/>resultado <text:s/>se alcanzaría cuando todos los elementos tomaran el valor máximo sin signo. ¿Cómo se escribe ese valor en hexadecimal? ¿Cuántos acarreos se producen? ¿Cuánto vale la suma (indicarla en hexadecimal)? Comprobarlo usando ddd. </text:span></text:p>
      <text:p text:style-name="P2"/>
      <text:p text:style-name="P5">El máximo valor que puede alcanzar la suma sería (2³² – 1 )*32 = (2^(37) - 2⁵ ). Es decir, con 37 bits nos bastaría para almacenar dicho número. Este valor en hexadecimal se escribiría como: 1F FFFF FFE0. El número de acarreos que se darían se calcula gracias al número anterior, “1F” serían los acarreros producidos, 2⁶ -1 = 63 acarreos.</text:p>
      <text:p text:style-name="P5"/>
      <text:p text:style-name="P9"><text:span text:style-name="T3">Pregunta </text:span><text:span text:style-name="T2">2</text:span><text:span text:style-name="T3">. </text:span>Si nos proponemos obtener sólo 1 acarreo con una lista de 32 elementos iguales, el objetivo es que la suma alcance 2 ^ 32 (que <text:s/>ya <text:s/>no <text:s/>cabe <text:s/>en <text:s/>32bits). <text:s/>Cada <text:s/>elemento <text:s/>debe <text:s/>valer <text:s/>por <text:s/>tanto <text:s/>2 ^ 32 /32 <text:s/>= <text:s/>2 ^ 32 <text:s/>/ 2 ^ ? <text:s/>= ?. <text:s/>¿Cómo <text:s/>se <text:s/>escribe <text:s/>ese <text:s/>valor <text:s/>en hexadecimal? Inicializar los 32 elementos de la lista con ese valor y comprobar cuándo se produce el acarreo.</text:p>
      <text:p text:style-name="P9"/>
      <text:p text:style-name="P9">Para que la suma alcance el valor de 2 ^ 32, cada elemento ha de ser 2 ^ 32 / 2 ^ 5 = 2 ^ 27 = <text:span text:style-name="T2">0x0800 0000</text:span><text:span text:style-name="T30">. Si inicializamos los 32 elementos de la lista se produce, efectivamente, desbordamiento.</text:span></text:p>
      <text:p text:style-name="P9"><text:s/></text:p>
      <text:p text:style-name="P9"><text:span text:style-name="T9">Pregunta </text:span><text:span text:style-name="T8">3</text:span><text:span text:style-name="T9">. </text:span>Por <text:s/>probar <text:s/>valores <text:s/>intermedios: <text:s/>si <text:s/>la <text:s/>lista <text:s/>se <text:s/>inicializara <text:s/>con <text:s/>los <text:s/>valores <text:s/>0x10000000, <text:s/>0x20000000, <text:s/>0x40000000, 0x80000000, <text:s/>repetidos <text:s/>cíclicamente, <text:s/>¿qué <text:s/>valor <text:s/>tomaría <text:s/>la <text:s/>suma <text:s/>de <text:s/>los <text:s/>32 <text:s/>elementos? <text:s/>¿Cuándo <text:s/>se <text:s/>producirían <text:s/>los acarreos? Comprobarlo con ddd.</text:p>
      <text:p text:style-name="P9"/>
      <text:p text:style-name="P9">Para estos valores, una vez sumados los 4 obtendríamos <text:span text:style-name="T2">0xF000 0000. </text:span><text:span text:style-name="T30">(A este hecho, el de sumar los 4 valores, lo denominaremos iteración). Es decir, sumando estos 4 valores no obtendríamos acarreo. Sin embargo, al sumarle 0x0001 a dicho valor, se produciría el acarreo y obetendríamos (almacenándolo con 64 bits) </text:span><text:span text:style-name="T2">0x0000 0001 0000 0000</text:span><text:span text:style-name="T30">. El primer acarreo se daría la segunda vez que sumamos 1.</text:span></text:p>
      <text:p text:style-name="P9"><text:span text:style-name="T30">Al final de la siguiente iteración obtendríamos </text:span><text:span text:style-name="T2">0x0000 0001 E000 0000</text:span><text:span text:style-name="T30">. Ahora el acarreo se produciría al sumar el segundo elemento, </text:span><text:span text:style-name="T2">0x2000 0000</text:span><text:span text:style-name="T30">, ya en la tercera iteración.</text:span></text:p>
      <text:p text:style-name="P15"/>
      <text:p text:style-name="P15">Si continuamos aplicando este procedimiento, nos daremos cuenta de lo siguiente: </text:p>
      <table:table table:name="Tabla1" table:style-name="Tabla1">
        <table:table-column table:style-name="Tabla1.A" table:number-columns-repeated="8"/>
        <table:table-column table:style-name="Tabla1.I"/>
        <table:table-row>
          <table:table-cell table:style-name="Tabla1.A1" office:value-type="string">
            <text:p text:style-name="P53">Iteración</text:p>
          </table:table-cell>
          <table:table-cell table:style-name="Tabla1.A1" office:value-type="string">
            <text:p text:style-name="P53">1</text:p>
          </table:table-cell>
          <table:table-cell table:style-name="Tabla1.A1" office:value-type="string">
            <text:p text:style-name="P53">2</text:p>
          </table:table-cell>
          <table:table-cell table:style-name="Tabla1.A1" office:value-type="string">
            <text:p text:style-name="P53">3</text:p>
          </table:table-cell>
          <table:table-cell table:style-name="Tabla1.A1" office:value-type="string">
            <text:p text:style-name="P53">4</text:p>
          </table:table-cell>
          <table:table-cell table:style-name="Tabla1.A1" office:value-type="string">
            <text:p text:style-name="P53">5</text:p>
          </table:table-cell>
          <table:table-cell table:style-name="Tabla1.A1" office:value-type="string">
            <text:p text:style-name="P53">6</text:p>
          </table:table-cell>
          <table:table-cell table:style-name="Tabla1.A1" office:value-type="string">
            <text:p text:style-name="P53">7</text:p>
          </table:table-cell>
          <table:table-cell table:style-name="Tabla1.I1" office:value-type="string">
            <text:p text:style-name="P53">8</text:p>
          </table:table-cell>
        </table:table-row>
        <table:table-row>
          <table:table-cell table:style-name="Tabla1.A2" office:value-type="string">
            <text:p text:style-name="P53">Acarreo al sumar el elemento:</text:p>
          </table:table-cell>
          <table:table-cell table:style-name="Tabla1.A2" office:value-type="string">
            <text:p text:style-name="P53">No se produce acarreo</text:p>
          </table:table-cell>
          <table:table-cell table:style-name="Tabla1.A2" office:value-type="string">
            <text:p text:style-name="P53">0x1000 0000</text:p>
          </table:table-cell>
          <table:table-cell table:style-name="Tabla1.A2" office:value-type="string">
            <text:p text:style-name="P53">0x2000 0000</text:p>
          </table:table-cell>
          <table:table-cell table:style-name="Tabla1.A2" office:value-type="string">
            <text:p text:style-name="P53">0x4000 0000</text:p>
          </table:table-cell>
          <table:table-cell table:style-name="Tabla1.A2" office:value-type="string">
            <text:p text:style-name="P53">0x8000 0000</text:p>
          </table:table-cell>
          <table:table-cell table:style-name="Tabla1.A2" office:value-type="string">
            <text:p text:style-name="P53">0x1000 0000</text:p>
          </table:table-cell>
          <table:table-cell table:style-name="Tabla1.A2" office:value-type="string">
            <text:p text:style-name="P53">0x2000 0000</text:p>
          </table:table-cell>
          <table:table-cell table:style-name="Tabla1.I2" office:value-type="string">
            <text:p text:style-name="P53">0x4000 0000</text:p>
          </table:table-cell>
        </table:table-row>
      </table:table>
      <text:p text:style-name="P15"/>
      <text:p text:style-name="P16">Donde podemos ver que se producen un total de 7 acarreos. Se dan 8 iteraciones porque sumaremos N=32 valores. Si nuestra iteración esta compuesto por 4 valores, 4 valores/iteración * 4 iteraciones = 32 valores.</text:p>
      <text:p text:style-name="P16"/>
      <text:p text:style-name="P10"><text:span text:style-name="T30">Para calcular la suma de los 32 elementos, es más sencillo sumar los 4 de una iteración, con resultado </text:span><text:span text:style-name="T2">0xF000 0000, </text:span><text:span text:style-name="T30">y multiplicarlo por las 8 iteraciones a realizar:</text:span></text:p>
      <text:p text:style-name="P10"><text:span text:style-name="T2">0xF000 0000 </text:span><text:span text:style-name="T30"><text:s/>* 8 = (2 ^ 31 + 2 ^ 30 + 2 ^ 29 + 2 ^ 28) * 2 ^ 3 = <text:s/>(2 ^ 34 + 2 ^ 33 + 2 ^ 30 + 2 ^ 29) = </text:span></text:p>
      <text:p text:style-name="P23">0x0000 0007 8000 0000<text:span text:style-name="T30">. El resultado final de la suma será </text:span>0x0000 0007 8000 0000<text:span text:style-name="T30">.</text:span></text:p>
      <text:p text:style-name="P16"/>
      <text:p text:style-name="P5"/>
      <text:p text:style-name="P50">C<text:span text:style-name="T51">u</text:span>estiones sobre suma64signed.s </text:p>
      <text:p text:style-name="P38"/>
      <text:p text:style-name="P45"><text:span text:style-name="T3">Pregunta 1. </text:span><text:span text:style-name="T22">¿Cuál <text:s/>es <text:s/>el <text:s/>máximo <text:s/>entero <text:s/>positivo <text:s/>que <text:s/>puede <text:s/>representarse <text:s/>(escribirlo <text:s/>en <text:s/>hexadecimal)? <text:s/>Si <text:s/>se <text:s/>sumaran <text:s/>los <text:s/>N≈32 elementos <text:s/>de <text:s/>la <text:s/>lista <text:s/>inicializados <text:s/>a <text:s/>ese <text:s/>valor <text:s/>¿qué <text:s/>resultado <text:s/>se <text:s/>obtendría <text:s/>(en <text:s/>hexadecimal)? <text:s/>¿Qué <text:s/>valor <text:s/>aproximado tienen el elemento y la suma (indicarlo en múltiplos de potencias de 10)? Comprobarlo usando ddd. </text:span></text:p>
      <text:p text:style-name="P11"/>
      <text:p text:style-name="P51"><text:span text:style-name="T35">El máximo valor </text:span><text:span text:style-name="T36">entero positivo sería </text:span><text:span text:style-name="T37">0x7FFF FFFF </text:span><text:span text:style-name="T36">(con signo). Este número es </text:span><text:span text:style-name="T37">2 ^(31) -1</text:span><text:span text:style-name="T36">. Si sumamos 32 veces este número, obtendríamos </text:span><text:span text:style-name="T37">2^(36) -2⁵</text:span><text:span text:style-name="T36">. Este valor en hexadecimal sería </text:span><text:span text:style-name="T37">0x </text:span><text:span text:style-name="T38">0000 000F </text:span><text:span text:style-name="T37">FFFF </text:span><text:soft-page-break/><text:span text:style-name="T37">FFE0</text:span><text:span text:style-name="T41">. El valor del elemento en decimal sería 2.147483 * 10^9 y el de la suma sería 6.8719476704 * 10^(10).</text:span></text:p>
      <text:p text:style-name="P13"/>
      <text:p text:style-name="P6"><text:span text:style-name="T3">Pregunta </text:span><text:span text:style-name="T2">2</text:span><text:span text:style-name="T3">. </text:span><text:span text:style-name="T30"><text:s text:c="2"/>Misma pregunta respecto a negativos: menor valor negativo en hexadecimal, suma, valores decimales aprox., usar ddd.</text:span></text:p>
      <text:p text:style-name="P14"/>
      <text:p text:style-name="P52"><text:span text:style-name="T42">El mayor valor negativo representable sería </text:span><text:span text:style-name="T39">0x8000 0000 </text:span><text:span text:style-name="T42"><text:s/>= -2 ^ (-31). Para obtener dicha suma con 32 valores, </text:span><text:span text:style-name="T43">el elemento a sumar sería -</text:span><text:span text:style-name="T44">2 ^ (31) / 2 ^ (5) = -2 ^ (26). Como 2 ^ 26 = </text:span><text:span text:style-name="T40">0x0400 0000</text:span><text:span text:style-name="T44">, -2 ^ 26 = </text:span><text:span text:style-name="T40">0xFC00 0000</text:span><text:span text:style-name="T44">. El elemento en decimal sería </text:span><text:bookmark text:name="cwos1"/><text:span text:style-name="T44">6.7108864 * 10⁷. La suma, </text:span><text:bookmark text:name="cwos"/><text:span text:style-name="T44">-</text:span><text:span text:style-name="T24">2.147483648 * 10⁹.</text:span></text:p>
      <text:p text:style-name="P76"/>
      <text:p text:style-name="P8"><text:span text:style-name="T3">Pregunta </text:span><text:span text:style-name="T2">3. </text:span><text:span text:style-name="T30">Si <text:s/>nos <text:s/>proponemos <text:s/>obtener <text:s/>sólo <text:s/>1 <text:s/>acarreo <text:s/>con <text:s/>una <text:s/>lista <text:s/>de <text:s/>32 <text:s/>elementos <text:s/>positivos <text:s/>iguales, <text:s/>se <text:s/>podría <text:s/>pensar <text:s/>que <text:s/>el objetivo <text:s/>es <text:s/>que <text:s/>la <text:s/>suma <text:s/>alcance <text:s/>2 </text:span><text:span text:style-name="T31">^ </text:span><text:span text:style-name="T34">31</text:span><text:span text:style-name="T30"> <text:s/>(que <text:s/>ya <text:s/>no <text:s/>cabe <text:s/>en <text:s/>32bits <text:s/>como <text:s/>número <text:s/>positivo <text:s/>en <text:s/>complemento <text:s/>a <text:s/>dos). </text:span><text:span text:style-name="T34">A</text:span><text:span text:style-name="T30">parentemente, cada elemento debe valer por tanto 2 </text:span><text:span text:style-name="T34">^ 31 </text:span><text:span text:style-name="T30">/ 32 = 2 </text:span><text:span text:style-name="T34">^ 31 </text:span><text:span text:style-name="T30">/ 2 ^ </text:span><text:span text:style-name="T34">5</text:span><text:span text:style-name="T30"> <text:s/>= ?. ¿Cómo se escribe ese valor en hexadecimal? Inicializar los 32 elementos de la lista con ese valor y comprobar si se produce el acarreo. </text:span><text:span text:style-name="T3"><text:s/></text:span></text:p>
      <text:p text:style-name="P24"/>
      <text:p text:style-name="P12">El valor pedido sería <text:span text:style-name="T45">2 ^ 31 / 2^ 5 = 2 ^ 26 = </text:span><text:span text:style-name="T5">0x0</text:span><text:span text:style-name="T6">4</text:span><text:span text:style-name="T5">00 0000</text:span><text:span text:style-name="T45">. Al sumar los 32, obtendríamos </text:span><text:span text:style-name="T5">0x0000 0000 8000 0000</text:span><text:span text:style-name="T45">, que no es representable con 32 bits con signo (recordemos de la pregunta 1 que el máximo representable era </text:span><text:span text:style-name="T5">0x7FFF FFFF</text:span><text:span text:style-name="T45">. Es decir, se produciría un acarreo y desbordamiento (para 32 bits) pero para 64 bits, no se produciría acarreo, ya que al expresar el número con 64 bits, tendríamos un bit más en el primer registro (hasta 4 bytes) y podríamos representar el elemento sin que se diera acarreo.</text:span></text:p>
      <text:p text:style-name="P24"/>
      <text:p text:style-name="P7"><text:span text:style-name="T3">Pregunta </text:span><text:span text:style-name="T5">4</text:span><text:span text:style-name="T3">. </text:span><text:span text:style-name="T31">Repetir el ejercicio anterior de forma que sí se produzca acarreo desde los 32bits inferiores a los superiores. ¿Cuál es el valor <text:s/>de <text:s/>elemento <text:s/>requerido? <text:s/>¿Por <text:s/>qué <text:s/>es <text:s/>incorrecto <text:s/>el <text:s/>razonamiento <text:s/>anterior? <text:s/>Indicar <text:s/>los <text:s/>valores <text:s/>decimales aproximados (múltiplos de potencias de 10) del elemento y de la suma. Comprobarlo usando ddd. </text:span></text:p>
      <text:p text:style-name="P17"/>
      <text:p text:style-name="P9"><text:span text:style-name="T31">E</text:span><text:span text:style-name="T30">l mínimo número para el que se produce acarreo con 64 bits es el </text:span><text:span text:style-name="T2">0x0000 0001 0000 0000</text:span><text:span text:style-name="T30">. Este número es 2 ^ 32. El valor del elemento requerido es para que la suma valga <text:s/>por lo tanto la suma será 2 ^ 32 / 2 ^ 5 = 2 ^ 27. Es decir, la suma tendría un valor de 2 ^ 32 = </text:span><text:span text:style-name="T2">0x0000 0001 0000 0000 </text:span><text:span text:style-name="T30"><text:s/>= 4.2941967296 * 10 ^ 10, y la cada elemento valdría 2 ^ 27 = </text:span><text:span text:style-name="T2">0x0000 0000 0800 0000 = </text:span><text:span text:style-name="T30">1.34217728 * 10 ^ 8.</text:span></text:p>
      <text:p text:style-name="P17"><text:s/></text:p>
      <text:p text:style-name="P19">Pregunta 5. <text:span text:style-name="T30">Respecto <text:s/>a <text:s/>negativos, <text:s/>‐2^(31) <text:s text:c="2"/>sí <text:s/>cabe <text:s/>en <text:s/>32bits <text:s/>como <text:s/>número <text:s/>negativo <text:s/>en <text:s/>complemento <text:s/>a <text:s/>dos. <text:s/>Calcular <text:s/>qué <text:s/>valor <text:s/>de elemento se requiere para obtener como suma ‐2^(31), y para obtener ‐2^(32) . Comprobarlo usando ddd.</text:span></text:p>
      <text:p text:style-name="P18"/>
      <text:p text:style-name="P19"><text:span text:style-name="T30">-2^(31) = </text:span>0x1000 0000 <text:span text:style-name="T30">en 32 bits, con signo. El elemento sería -2^(31)/2^(5) = -2^ 26. </text:span><text:span text:style-name="T32">2^ (26) = </text:span><text:span text:style-name="T46">0x0400 0000</text:span><text:span text:style-name="T32">. En 32 bits, -2^(26) sería </text:span><text:span text:style-name="T46">0xFC00 0000 </text:span><text:span text:style-name="T33">(como ya vimos en la pregunta 1)</text:span><text:span text:style-name="T32">. En 64 bits sería </text:span><text:span text:style-name="T46">0xFFFF FFFF FC00 0000</text:span><text:span text:style-name="T32">.</text:span></text:p>
      <text:p text:style-name="P21"><text:span text:style-name="T30">Para obtener -2 ^ 32, el elemento sería -2 ^ 32 <text:s/>/ 2 ^ 5 = -2 ^ <text:s/>27. Siendo 2 ^ 27 = </text:span>0x0800 0000<text:span text:style-name="T30">. Entonces -2 ^ 27 = </text:span>0xF800 000<text:span text:style-name="T30"> en 32 bits. En 64 bits sería </text:span>0xFFFF FFFF F800 0000.</text:p>
      <text:p text:style-name="P25"/>
      <text:p text:style-name="P20"><text:span text:style-name="T47">Pregunta </text:span><text:span text:style-name="T48">6</text:span><text:span text:style-name="T47">. </text:span><text:span text:style-name="T50">Por <text:s/>probar <text:s/>valores <text:s/>intermedios: <text:s/>si <text:s/>la <text:s/>lista <text:s/>se <text:s/>inicializara <text:s/>con <text:s/>los <text:s/>valores <text:s/>0xF0000000, <text:s/>0xE0000000, <text:s/>0xE0000000, 0xD0000000, repetidos cíclicamente, ¿qué valor tomaría la suma de los 32 elementos (en hex)? Comprobarlo con ddd. </text:span></text:p>
      <text:p text:style-name="P27"/>
      <text:p text:style-name="P22"><text:span text:style-name="T49">Sumar esos 4 valores es como sumar 4 veces </text:span><text:span text:style-name="T47">0xE000 0000 </text:span><text:span text:style-name="T49">(restándole uno a </text:span><text:span text:style-name="T47">0xF000 0000 </text:span><text:span text:style-name="T49">y sumándoselo a </text:span><text:span text:style-name="T47">0xD000 0000 </text:span><text:span text:style-name="T49">lo vemos claramente). En su totalidad, sería sumar dicho valor 32 veces. </text:span><text:span text:style-name="T47">0XE000 0000 </text:span><text:span text:style-name="T49"><text:s/>= -2 ^ 29. 2 ^ 5 * -2 ^ 29 = -2 ^ 34 = </text:span><text:span text:style-name="T47">0xFFFF FFFC 0000 0000 </text:span><text:span text:style-name="T49">en 64 bits con signo. Realizando la comprobación con ddd, obtenemos exactamente dicho valor.</text:span></text:p>
      <text:p text:style-name="P28"/>
      <text:p text:style-name="P46">C<text:span text:style-name="T51">u</text:span>estiones sobre <text:span text:style-name="T51">media</text:span>.s</text:p>
      <text:p text:style-name="P33"/>
      <text:p text:style-name="P46"><text:span text:style-name="T18">Pregunta </text:span><text:span text:style-name="T19">1</text:span><text:span text:style-name="T18">.</text:span><text:span text:style-name="T26"> </text:span><text:span text:style-name="T25">Rellenando la lista al valor ‐1, la media es ‐1. Cambiando un elemento a 0, la media pasa a valer 0. ¿Por qué? Consultar el manual de Intel sobre la instrucción de división. ¿Cuánto vale el resto de la división en ambos casos? Probar con ddd. </text:span></text:p>
      <text:p text:style-name="P29"><text:soft-page-break/></text:p>
      <text:p text:style-name="P29">Al igual que en C++, la división realizada con enteros trunca el número. Es decir, si sumamos una lista de longitud n de “-1”, le sumamos un 0 y lo dividimos entre n+1 (el caso que se nos propone en el enunciado), obetendremos un número entre -1 y 0, muy cercano a -1. Es decir, para n alto, <text:s/>(-n)/(n+1) = -0,9… Al truncar este número, obtenemos de cociente 0 y resto -n.</text:p>
      <text:p text:style-name="P29"/>
      <text:p text:style-name="P46"><text:span text:style-name="T18">Pregunta </text:span><text:span text:style-name="T19">2</text:span><text:span text:style-name="T18">.</text:span><text:span text:style-name="T26"> </text:span><text:span text:style-name="T25">También se obtiene 0 si se cambia lista[0]=1, 2, 3... Para facilitar el cálculo mental, podemos ajustar lista[1]=‐2, y así la suma vale lista[0]‐32, resultando más fácil calcular el resto. ¿Para qué rango de valores de lista[0] se obtiene cociente 0? ¿Cuánto vale el resto a lo largo de ese rango? Comprobar que coinciden los signos del dividendo (suma) y del resto. </text:span></text:p>
      <text:p text:style-name="P29"/>
      <text:p text:style-name="P30">Suponiendo que la suma vale lista[0]-32, tal y como indica e enunciado<text:span text:style-name="T54">, para lista[0] = 1, (lista[0] – 32) / 32 = -31/32, que al dividirlo en C nos daría un cociente de 0. Mientras que para lista[0] = 0, (lista[0] – 32) / 32 = -1, por lo que nuestro mínimo valor será 1. Por otro lado, para lista[0] = 64 → (64-32) / 32 = 1, para dicho valor el cociente ya vale 1, mientras que para lista[0] = 63, (63 – 32) / 32 = 31 / 32, cuyo cociente es 0. </text:span></text:p>
      <text:p text:style-name="P30"/>
      <text:p text:style-name="P31">Es decir, <text:span text:style-name="T2">para </text:span><text:span text:style-name="T7">valores de</text:span><text:span text:style-name="T55"> </text:span><text:span text:style-name="T2">lista[0] </text:span><text:span text:style-name="T7">pertenecientes a</text:span><text:span text:style-name="T2"> [1, 63]</text:span>, el cociente vale 0. Para este rango, el resto valdrá <text:span text:style-name="T2">(lista[0] – 32)</text:span>, cuyo valor <text:span text:style-name="T55">pertenece a</text:span> <text:span text:style-name="T2">[-31, 31]</text:span>.</text:p>
      <text:p text:style-name="P29"/>
      <text:p text:style-name="P46"><text:span text:style-name="T18">Pregunta </text:span><text:span text:style-name="T19">3</text:span><text:span text:style-name="T18">. </text:span><text:span text:style-name="T25">¿Para qué rango de valores de lista[0] se obtiene media 1? ¿Cuánto vale el resto en ese rango? Comprobarlo con ddd, y notar que tanto las sumas como los restos son positivos (el cociente se redondea hacia cero). </text:span></text:p>
      <text:p text:style-name="P29"/>
      <text:p text:style-name="P32">Repitiendo el razonamiento del apartado anterior, sabemos que el cociente será 1 para valores mayores que 63, estudiamos la cota superior: Para lista[0] = 95 → (95 – 32) / 32 = 63 / 32 = 1. Sin embargo, para (96 – 32) / 32 = 64 / 32 = 2. Es decir, la media será 1 <text:span text:style-name="T2">para los valores de lista[0] pertenecientes a [32, 95]. </text:span>El valor del resto será entonces <text:span text:style-name="T2">(lista[0] – 64). </text:span>Es decir, pertenecerá al intervalo <text:span text:style-name="T2">[0, 31].</text:span> </text:p>
      <text:p text:style-name="P29"/>
      <text:p text:style-name="P47"><text:span text:style-name="T18">Pregunta </text:span><text:span text:style-name="T15">4. </text:span><text:span text:style-name="T23">¿Para qué rango de valores de lista[0] se obtiene media ‐1? ¿Cuánto vale el resto en ese rango? Comprobarlo con ddd, y notar que tanto las sumas como los restos son positivos (el cociente se redondea hacia cero).</text:span></text:p>
      <text:p text:style-name="P29"/>
      <text:p text:style-name="P62">De nuevo, buscamos el mínimo y el máximo valor de lista[0]. <text:span text:style-name="T56">Sabemos del apartado 2 que el máximo valor que puede tomar lista[0] para que el cociente sea -1 es 0. Para la cota inferior, si lista[0] = -32, (lista[0] – 32) / 32 = -64 / 32 = -2, mientras que para lista[0] = - 31, (lista[0] – 32) / 32 = - 63 / 32, que da como cociente -1.</text:span></text:p>
      <text:p text:style-name="P62"/>
      <text:p text:style-name="P63">En resumen, <text:span text:style-name="T2">para valores de lista[0] pertenecientes al intervalo [-63, 0]. </text:span>En dicho intervalo, el resto estará comprendido en el intervalo <text:span text:style-name="T2">[-31, 0].</text:span></text:p>
      <text:p text:style-name="P63"><text:span text:style-name="T2"/></text:p>
      <text:p text:style-name="P74">Nota: <text:span text:style-name="T27"><text:s/>Todos los apartados de la sesión de depuración de media.s han sido comprobados mediante ddd.</text:span></text:p>
      <text:p text:style-name="P74"><text:span text:style-name="T27"/></text:p>
      <text:p text:style-name="P74"><text:span text:style-name="T27"/></text:p>
      <text:p text:style-name="P75"><text:span text:style-name="T27">Trabajo realizado por:</text:span></text:p>
      <text:p text:style-name="P75"><text:span text:style-name="T27">José Antonio Álvarez Oce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8T10:05:13.500483860</meta:creation-date>
    <dc:date>2016-11-18T23:52:06.413544722</dc:date>
    <meta:editing-duration>PT18H19M16S</meta:editing-duration>
    <meta:editing-cycles>21</meta:editing-cycles>
    <meta:generator>LibreOffice/5.1.4.2$Linux_X86_64 LibreOffice_project/10m0$Build-2</meta:generator>
    <meta:document-statistic meta:table-count="1" meta:image-count="0" meta:object-count="0" meta:page-count="7" meta:paragraph-count="166" meta:word-count="3372" meta:character-count="19986" meta:non-whitespace-character-count="15871"/>
  </office:meta>
</office:document-meta>
</file>